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10" style:master-page-name="MasterPage2" style:family="paragraph" style:name="P51">
      <style:text-properties fo:color="#000000" fo:font-family="Arial" style:font-family-asian="Andale Sans UI" style:font-family-complex="Tahoma" fo:font-size="18pt" fo:language="en" fo:country="US" fo:font-weight="bold"/>
      <style:paragraph-properties fo:line-height="115%"/>
    </style:style>
    <style:style style:family="text" style:name="T492">
      <style:text-properties fo:font-family="DejaVu Sans Mono" fo:font-size="10pt" style:text-underline-type="single" style:text-underline-style="solid" style:text-underline-width="auto" style:text-underline-color="font-color"/>
    </style:style>
    <style:style style:family="text" style:name="T493">
      <style:text-properties fo:font-family="DejaVu Sans Mono" fo:font-size="10pt" style:text-underline-type="single" style:text-underline-style="solid" style:text-underline-width="auto" style:text-underline-color="font-color"/>
    </style:style>
    <style:style style:family="text" style:name="T494">
      <style:text-properties fo:font-family="DejaVu Sans Mono" fo:font-size="10pt" style:text-underline-type="single" style:text-underline-style="solid" style:text-underline-width="auto" style:text-underline-color="font-color"/>
    </style:style>
    <style:style style:parent-style-name="701" style:family="paragraph" style:name="P5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495">
      <style:text-properties fo:font-weight="normal"/>
    </style:style>
    <style:style style:family="text" style:name="T496">
      <style:text-properties fo:font-weight="normal"/>
    </style:style>
    <style:style style:family="text" style:name="T497">
      <style:text-properties fo:font-weight="normal"/>
    </style:style>
    <style:style style:family="text" style:name="T498">
      <style:text-properties fo:font-weight="normal"/>
    </style:style>
    <style:style style:parent-style-name="701" style:family="paragraph" style:name="P5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499">
      <style:text-properties fo:font-weight="normal"/>
    </style:style>
    <style:style style:family="text" style:name="T500">
      <style:text-properties fo:font-weight="normal"/>
    </style:style>
    <style:style style:parent-style-name="701" style:family="paragraph" style:name="P5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01">
      <style:text-properties fo:font-weight="normal"/>
    </style:style>
    <style:style style:family="text" style:name="T502">
      <style:text-properties fo:font-weight="normal"/>
    </style:style>
    <style:style style:family="text" style:name="T503">
      <style:text-properties fo:font-weight="normal"/>
    </style:style>
    <style:style style:parent-style-name="701" style:family="paragraph" style:name="P5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04">
      <style:text-properties style:text-underline-type="none" style:text-underline-width="auto" fo:font-weight="normal"/>
    </style:style>
    <style:style style:family="text" style:name="T505">
      <style:text-properties style:text-underline-type="none" style:text-underline-width="auto" fo:font-weight="normal"/>
    </style:style>
    <style:style style:family="text" style:name="T506">
      <style:text-properties style:text-underline-type="none" style:text-underline-width="auto" fo:font-weight="normal"/>
    </style:style>
    <style:style style:family="text" style:name="T507">
      <style:text-properties style:text-underline-type="none" style:text-underline-width="auto" fo:font-weight="normal"/>
    </style:style>
    <style:style style:family="text" style:name="T508">
      <style:text-properties fo:font-weight="normal"/>
    </style:style>
    <style:style style:family="text" style:name="T509">
      <style:text-properties fo:font-weight="normal"/>
    </style:style>
    <style:style style:parent-style-name="701" style:family="paragraph" style:name="P5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10">
      <style:text-properties fo:font-weight="normal"/>
    </style:style>
    <style:style style:family="text" style:name="T511">
      <style:text-properties fo:font-weight="normal"/>
    </style:style>
    <style:style style:parent-style-name="701" style:family="paragraph" style:name="P5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12">
      <style:text-properties fo:font-weight="normal"/>
    </style:style>
    <style:style style:family="text" style:name="T513">
      <style:text-properties fo:font-weight="normal"/>
    </style:style>
    <style:style style:family="text" style:name="T514">
      <style:text-properties fo:font-weight="normal"/>
    </style:style>
    <style:style style:parent-style-name="701" style:family="paragraph" style:name="P5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15">
      <style:text-properties style:text-underline-type="none" style:text-underline-width="auto" fo:font-weight="normal"/>
    </style:style>
    <style:style style:family="text" style:name="T516">
      <style:text-properties style:text-underline-type="none" style:text-underline-width="auto" fo:font-weight="normal"/>
    </style:style>
    <style:style style:family="text" style:name="T517">
      <style:text-properties style:text-underline-type="none" style:text-underline-width="auto" fo:font-weight="normal"/>
    </style:style>
    <style:style style:family="text" style:name="T518">
      <style:text-properties style:text-underline-type="none" style:text-underline-width="auto" fo:font-weight="normal"/>
    </style:style>
    <style:style style:family="text" style:name="T519">
      <style:text-properties fo:font-weight="normal"/>
    </style:style>
    <style:style style:family="text" style:name="T520">
      <style:text-properties fo:font-weight="normal"/>
    </style:style>
    <style:style style:parent-style-name="701" style:family="paragraph" style:name="P6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21">
      <style:text-properties fo:font-weight="normal"/>
    </style:style>
    <style:style style:family="text" style:name="T522">
      <style:text-properties fo:font-weight="normal"/>
    </style:style>
    <style:style style:parent-style-name="701" style:family="paragraph" style:name="P61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23">
      <style:text-properties fo:font-weight="normal"/>
    </style:style>
    <style:style style:family="text" style:name="T524">
      <style:text-properties fo:font-weight="normal"/>
    </style:style>
    <style:style style:family="text" style:name="T525">
      <style:text-properties fo:font-weight="normal"/>
    </style:style>
    <style:style style:parent-style-name="701" style:family="paragraph" style:name="P62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26">
      <style:text-properties style:text-underline-type="none" style:text-underline-width="auto" fo:font-weight="normal"/>
    </style:style>
    <style:style style:family="text" style:name="T527">
      <style:text-properties style:text-underline-type="none" style:text-underline-width="auto" fo:font-weight="normal"/>
    </style:style>
    <style:style style:family="text" style:name="T528">
      <style:text-properties style:text-underline-type="none" style:text-underline-width="auto" fo:font-weight="normal"/>
    </style:style>
    <style:style style:family="text" style:name="T529">
      <style:text-properties style:text-underline-type="none" style:text-underline-width="auto" fo:font-weight="normal"/>
    </style:style>
    <style:style style:family="text" style:name="T530">
      <style:text-properties fo:font-weight="normal"/>
    </style:style>
    <style:style style:family="text" style:name="T531">
      <style:text-properties fo:font-weight="normal"/>
    </style:style>
    <style:style style:parent-style-name="701" style:family="paragraph" style:name="P6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32">
      <style:text-properties fo:font-weight="normal"/>
    </style:style>
    <style:style style:family="text" style:name="T533">
      <style:text-properties fo:font-weight="normal"/>
    </style:style>
    <style:style style:parent-style-name="701" style:family="paragraph" style:name="P6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34">
      <style:text-properties fo:font-weight="normal"/>
    </style:style>
    <style:style style:family="text" style:name="T535">
      <style:text-properties fo:font-weight="normal"/>
    </style:style>
    <style:style style:family="text" style:name="T536">
      <style:text-properties fo:font-weight="normal"/>
    </style:style>
    <style:style style:parent-style-name="701" style:family="paragraph" style:name="P6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37">
      <style:text-properties style:text-underline-type="none" style:text-underline-width="auto" fo:font-weight="normal"/>
    </style:style>
    <style:style style:family="text" style:name="T538">
      <style:text-properties style:text-underline-type="none" style:text-underline-width="auto" fo:font-weight="normal"/>
    </style:style>
    <style:style style:family="text" style:name="T539">
      <style:text-properties style:text-underline-type="none" style:text-underline-width="auto" fo:font-weight="normal"/>
    </style:style>
    <style:style style:family="text" style:name="T540">
      <style:text-properties style:text-underline-type="none" style:text-underline-width="auto" fo:font-weight="normal"/>
    </style:style>
    <style:style style:family="text" style:name="T541">
      <style:text-properties fo:font-weight="normal"/>
    </style:style>
    <style:style style:family="text" style:name="T542">
      <style:text-properties fo:font-weight="normal"/>
    </style:style>
    <style:style style:parent-style-name="701" style:family="paragraph" style:name="P6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43">
      <style:text-properties fo:font-weight="normal"/>
    </style:style>
    <style:style style:family="text" style:name="T544">
      <style:text-properties fo:font-weight="normal"/>
    </style:style>
    <style:style style:parent-style-name="701" style:family="paragraph" style:name="P6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45">
      <style:text-properties fo:font-weight="normal"/>
    </style:style>
    <style:style style:family="text" style:name="T546">
      <style:text-properties fo:font-weight="normal"/>
    </style:style>
    <style:style style:family="text" style:name="T547">
      <style:text-properties fo:font-weight="normal"/>
    </style:style>
    <style:style style:parent-style-name="701" style:family="paragraph" style:name="P6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48">
      <style:text-properties style:text-underline-type="none" style:text-underline-width="auto" fo:font-weight="normal"/>
    </style:style>
    <style:style style:family="text" style:name="T549">
      <style:text-properties style:text-underline-type="none" style:text-underline-width="auto" fo:font-weight="normal"/>
    </style:style>
    <style:style style:family="text" style:name="T550">
      <style:text-properties style:text-underline-type="none" style:text-underline-width="auto" fo:font-weight="normal"/>
    </style:style>
    <style:style style:family="text" style:name="T551">
      <style:text-properties style:text-underline-type="none" style:text-underline-width="auto" fo:font-weight="normal"/>
    </style:style>
    <style:style style:family="text" style:name="T552">
      <style:text-properties fo:font-weight="normal"/>
    </style:style>
    <style:style style:family="text" style:name="T553">
      <style:text-properties fo:font-weight="normal"/>
    </style:style>
    <style:style style:parent-style-name="701" style:family="paragraph" style:name="P6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54">
      <style:text-properties fo:font-weight="normal"/>
    </style:style>
    <style:style style:family="text" style:name="T555">
      <style:text-properties fo:font-weight="normal"/>
    </style:style>
    <style:style style:parent-style-name="701" style:family="paragraph" style:name="P7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56">
      <style:text-properties fo:font-weight="normal"/>
    </style:style>
    <style:style style:family="text" style:name="T557">
      <style:text-properties fo:font-weight="normal"/>
    </style:style>
    <style:style style:family="text" style:name="T558">
      <style:text-properties fo:font-weight="normal"/>
    </style:style>
    <style:style style:parent-style-name="701" style:family="paragraph" style:name="P71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59">
      <style:text-properties style:text-underline-type="none" style:text-underline-width="auto" fo:font-weight="normal"/>
    </style:style>
    <style:style style:family="text" style:name="T560">
      <style:text-properties style:text-underline-type="none" style:text-underline-width="auto" fo:font-weight="normal"/>
    </style:style>
    <style:style style:family="text" style:name="T561">
      <style:text-properties style:text-underline-type="none" style:text-underline-width="auto" fo:font-weight="normal"/>
    </style:style>
    <style:style style:family="text" style:name="T562">
      <style:text-properties style:text-underline-type="none" style:text-underline-width="auto" fo:font-weight="normal"/>
    </style:style>
    <style:style style:family="text" style:name="T563">
      <style:text-properties style:text-underline-type="none" style:text-underline-width="auto" fo:font-weight="normal"/>
    </style:style>
    <style:style style:family="text" style:name="T564">
      <style:text-properties fo:font-weight="normal"/>
    </style:style>
    <style:style style:family="text" style:name="T565">
      <style:text-properties fo:font-weight="normal"/>
    </style:style>
    <style:style style:parent-style-name="701" style:family="paragraph" style:name="P72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66">
      <style:text-properties fo:font-weight="normal"/>
    </style:style>
    <style:style style:family="text" style:name="T567">
      <style:text-properties fo:font-weight="normal"/>
    </style:style>
    <style:style style:parent-style-name="701" style:family="paragraph" style:name="P7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68">
      <style:text-properties fo:font-weight="normal"/>
    </style:style>
    <style:style style:family="text" style:name="T569">
      <style:text-properties fo:font-weight="normal"/>
    </style:style>
    <style:style style:family="text" style:name="T570">
      <style:text-properties fo:font-weight="normal"/>
    </style:style>
    <style:style style:parent-style-name="701" style:family="paragraph" style:name="P7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71">
      <style:text-properties style:text-underline-type="none" style:text-underline-width="auto" fo:font-weight="normal"/>
    </style:style>
    <style:style style:family="text" style:name="T572">
      <style:text-properties style:text-underline-type="none" style:text-underline-width="auto" fo:font-weight="normal"/>
    </style:style>
    <style:style style:family="text" style:name="T573">
      <style:text-properties style:text-underline-type="none" style:text-underline-width="auto" fo:font-weight="normal"/>
    </style:style>
    <style:style style:family="text" style:name="T574">
      <style:text-properties style:text-underline-type="none" style:text-underline-width="auto" fo:font-weight="normal"/>
    </style:style>
    <style:style style:family="text" style:name="T575">
      <style:text-properties style:text-underline-type="none" style:text-underline-width="auto" fo:font-weight="normal"/>
    </style:style>
    <style:style style:family="text" style:name="T576">
      <style:text-properties fo:font-weight="normal"/>
    </style:style>
    <style:style style:family="text" style:name="T577">
      <style:text-properties fo:font-weight="normal"/>
    </style:style>
    <style:style style:parent-style-name="701" style:family="paragraph" style:name="P7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78">
      <style:text-properties fo:font-weight="normal"/>
    </style:style>
    <style:style style:family="text" style:name="T579">
      <style:text-properties fo:font-weight="normal"/>
    </style:style>
    <style:style style:parent-style-name="701" style:family="paragraph" style:name="P7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80">
      <style:text-properties fo:font-weight="normal"/>
    </style:style>
    <style:style style:family="text" style:name="T581">
      <style:text-properties fo:font-weight="normal"/>
    </style:style>
    <style:style style:family="text" style:name="T582">
      <style:text-properties fo:font-weight="normal"/>
    </style:style>
    <style:style style:parent-style-name="701" style:family="paragraph" style:name="P7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83">
      <style:text-properties style:text-underline-type="none" style:text-underline-width="auto" fo:font-weight="normal"/>
    </style:style>
    <style:style style:family="text" style:name="T584">
      <style:text-properties style:text-underline-type="none" style:text-underline-width="auto" fo:font-weight="normal"/>
    </style:style>
    <style:style style:family="text" style:name="T585">
      <style:text-properties style:text-underline-type="none" style:text-underline-width="auto" fo:font-weight="normal"/>
    </style:style>
    <style:style style:family="text" style:name="T586">
      <style:text-properties style:text-underline-type="none" style:text-underline-width="auto" fo:font-weight="normal"/>
    </style:style>
    <style:style style:family="text" style:name="T587">
      <style:text-properties fo:font-weight="normal"/>
    </style:style>
    <style:style style:family="text" style:name="T588">
      <style:text-properties fo:font-weight="normal"/>
    </style:style>
    <style:style style:parent-style-name="701" style:family="paragraph" style:name="P78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589">
      <style:text-properties fo:font-family="DejaVu Sans Mono" fo:font-size="10pt" style:text-underline-type="none" style:text-underline-width="auto" fo:font-weight="normal"/>
    </style:style>
    <style:style style:family="text" style:name="T590">
      <style:text-properties fo:font-family="DejaVu Sans Mono" fo:font-size="10pt" style:text-underline-type="none" style:text-underline-width="auto" fo:font-weight="normal"/>
    </style:style>
    <style:style style:parent-style-name="701" style:family="paragraph" style:name="P79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591">
      <style:text-properties fo:font-family="DejaVu Sans Mono" fo:font-size="10pt" style:text-underline-type="none" style:text-underline-width="auto" fo:font-weight="normal"/>
    </style:style>
    <style:style style:family="text" style:name="T592">
      <style:text-properties fo:font-family="DejaVu Sans Mono" fo:font-size="10pt" style:text-underline-type="none" style:text-underline-width="auto" fo:font-weight="normal"/>
    </style:style>
    <style:style style:parent-style-name="701" style:family="paragraph" style:name="P8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593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594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parent-style-name="701" style:family="paragraph" style:name="P81">
      <style:text-properties fo:color="#000000" fo:font-family="Times New Roman" style:font-family-asian="Andale Sans UI" style:font-family-complex="Tahoma" fo:font-size="12pt" fo:language="en" fo:country="US"/>
      <style:paragraph-properties fo:line-height="115%" fo:break-before="page"/>
    </style:style>
    <style:style style:family="text" style:name="T595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596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597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598">
      <style:text-properties fo:font-family="DejaVu Sans Mono" fo:font-size="10pt" style:text-underline-type="single" style:text-underline-style="solid" style:text-underline-width="auto" style:text-underline-color="font-color" fo:font-weight="bold"/>
    </style:style>
    <style:style style:parent-style-name="701" style:family="paragraph" style:name="P82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599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00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parent-style-name="701" style:family="paragraph" style:name="P83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601">
      <style:text-properties fo:font-family="DejaVu Sans Mono" style:font-family-asian="Andale Sans UI" style:font-family-complex="Tahoma" fo:font-size="10pt" fo:font-style="normal" style:text-underline-type="none" style:text-underline-width="auto" fo:font-weight="normal"/>
    </style:style>
    <style:style style:family="text" style:name="T602">
      <style:text-properties fo:font-family="DejaVu Sans Mono" style:font-family-asian="Andale Sans UI" style:font-family-complex="Tahoma" fo:font-size="10pt" fo:font-style="italic" style:text-underline-type="none" style:text-underline-width="auto" fo:font-weight="normal"/>
    </style:style>
    <style:style style:family="text" style:name="T603">
      <style:text-properties fo:font-family="DejaVu Sans Mono" style:font-family-asian="Andale Sans UI" style:font-family-complex="Tahoma" fo:font-size="10pt" fo:font-style="normal" style:text-underline-type="none" style:text-underline-width="auto" fo:font-weight="normal"/>
    </style:style>
    <style:style style:family="text" style:name="T604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parent-style-name="701" style:family="paragraph" style:name="P84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graphic" style:name="gr3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85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05">
      <style:text-properties fo:font-family="Trebuchet MS"/>
    </style:style>
    <style:style style:family="text" style:name="T606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parent-style-name="701" style:family="paragraph" style:name="P86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graphic" style:name="gr4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87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07">
      <style:text-properties fo:font-family="Trebuchet MS"/>
    </style:style>
    <style:style style:family="graphic" style:name="gr6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88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08">
      <style:text-properties fo:font-family="Trebuchet MS"/>
    </style:style>
    <style:style style:family="graphic" style:name="gr7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89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09">
      <style:text-properties fo:font-family="Trebuchet MS"/>
    </style:style>
    <style:style style:family="graphic" style:name="gr8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9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10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11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12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13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14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0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0">
      <style:text-properties fo:font-family="Trebuchet MS" fo:font-size="10pt"/>
    </style:style>
    <style:style style:family="graphic" style:name="gr15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1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1">
      <style:text-properties fo:font-family="Trebuchet MS" fo:font-size="10pt"/>
    </style:style>
    <style:style style:family="graphic" style:name="gr16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2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2">
      <style:text-properties fo:font-family="Trebuchet MS" fo:font-size="10pt"/>
    </style:style>
    <style:style style:family="graphic" style:name="gr17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18">
      <style:graphic-properties draw:fill="none" draw:stroke="solid" svg:stroke-color="#000000" svg:stroke-width="0.03528cm" style:mirror="vertical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19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20">
      <style:graphic-properties draw:fill="none" draw:stroke="solid" svg:stroke-color="#000000" svg:stroke-width="0.03528cm" style:mirror="horizontal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21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22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23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24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3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3">
      <style:text-properties fo:font-family="Trebuchet MS" fo:font-size="10pt"/>
    </style:style>
    <style:style style:family="graphic" style:name="gr25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4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4">
      <style:text-properties fo:font-family="Trebuchet MS" fo:font-size="10pt"/>
    </style:style>
    <style:style style:family="graphic" style:name="gr26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5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5">
      <style:text-properties fo:font-family="Trebuchet MS" fo:font-size="10pt"/>
    </style:style>
    <style:style style:family="graphic" style:name="gr27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6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6">
      <style:text-properties fo:font-family="Trebuchet MS" fo:font-size="10pt"/>
    </style:style>
    <style:style style:family="graphic" style:name="gr28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29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30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7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7">
      <style:text-properties fo:font-family="Trebuchet MS" fo:font-size="10pt"/>
    </style:style>
    <style:style style:family="graphic" style:name="gr31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8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8">
      <style:text-properties fo:font-family="Trebuchet MS" fo:font-size="10pt"/>
    </style:style>
    <style:style style:family="graphic" style:name="gr32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99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19">
      <style:text-properties fo:font-family="Trebuchet MS" fo:font-size="10pt"/>
    </style:style>
    <style:style style:family="graphic" style:name="gr33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34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35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36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37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00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20">
      <style:text-properties fo:font-family="Trebuchet MS" fo:font-size="10pt"/>
    </style:style>
    <style:style style:family="graphic" style:name="gr38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01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21">
      <style:text-properties fo:font-family="Trebuchet MS" fo:font-size="10pt"/>
    </style:style>
    <style:style style:family="graphic" style:name="gr39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02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22">
      <style:text-properties fo:font-family="Trebuchet MS" fo:font-size="10pt"/>
    </style:style>
    <style:style style:family="graphic" style:name="gr40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41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42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43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03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23">
      <style:text-properties fo:font-family="Trebuchet MS"/>
    </style:style>
    <style:style style:family="text" style:name="T624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parent-style-name="701" style:family="paragraph" style:name="P104">
      <style:text-properties fo:color="#000000" fo:font-family="Times New Roman" style:font-family-asian="Andale Sans UI" style:font-family-complex="Tahoma" fo:font-size="12pt" fo:language="en" fo:country="US"/>
      <style:paragraph-properties fo:line-height="115%" fo:break-before="page"/>
    </style:style>
    <style:style style:family="text" style:name="T625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26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27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28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parent-style-name="701" style:family="paragraph" style:name="P105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629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30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parent-style-name="701" style:family="paragraph" style:name="P106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631">
      <style:text-properties fo:font-family="DejaVu Sans Mono" style:font-family-asian="Andale Sans UI" style:font-family-complex="Tahoma" fo:font-size="10pt" fo:font-style="normal" style:text-underline-type="none" style:text-underline-width="auto" fo:font-weight="normal"/>
    </style:style>
    <style:style style:family="text" style:name="T632">
      <style:text-properties fo:font-family="DejaVu Sans Mono" style:font-family-asian="Andale Sans UI" style:font-family-complex="Tahoma" fo:font-size="10pt" fo:font-style="italic" style:text-underline-type="none" style:text-underline-width="auto" fo:font-weight="normal"/>
    </style:style>
    <style:style style:family="text" style:name="T633">
      <style:text-properties fo:font-family="DejaVu Sans Mono" style:font-family-asian="Andale Sans UI" style:font-family-complex="Tahoma" fo:font-size="10pt" fo:font-style="normal" style:text-underline-type="none" style:text-underline-width="auto" fo:font-weight="normal"/>
    </style:style>
    <style:style style:family="text" style:name="T634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parent-style-name="701" style:family="paragraph" style:name="P107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635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family="text" style:name="T636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parent-style-name="701" style:family="paragraph" style:name="P108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graphic" style:name="gr44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09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37">
      <style:text-properties fo:font-family="Trebuchet MS"/>
    </style:style>
    <style:style style:family="text" style:name="T638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parent-style-name="701" style:family="paragraph" style:name="P110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graphic" style:name="gr45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46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1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39">
      <style:text-properties fo:font-family="Trebuchet MS"/>
    </style:style>
    <style:style style:family="graphic" style:name="gr47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2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0">
      <style:text-properties fo:font-family="Trebuchet MS"/>
    </style:style>
    <style:style style:family="graphic" style:name="gr48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3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1">
      <style:text-properties fo:font-family="Trebuchet MS"/>
    </style:style>
    <style:style style:family="graphic" style:name="gr49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4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2">
      <style:text-properties fo:font-family="Trebuchet MS"/>
    </style:style>
    <style:style style:family="graphic" style:name="gr50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1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2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3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4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5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6">
      <style:graphic-properties draw:fill="none" draw:stroke="solid" svg:stroke-color="#000000" svg:stroke-width="0.03528cm" style:mirror="vertical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7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8">
      <style:graphic-properties draw:fill="none" draw:stroke="solid" svg:stroke-color="#000000" svg:stroke-width="0.03528cm" style:mirror="horizontal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59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0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1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2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3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4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5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6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7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text" style:name="T643">
      <style:text-properties fo:font-family="DejaVu Sans Mono" style:font-family-asian="Andale Sans UI" style:font-family-complex="Tahoma" fo:font-size="10pt" style:text-underline-type="none" style:text-underline-width="auto" fo:font-weight="normal"/>
    </style:style>
    <style:style style:parent-style-name="701" style:family="paragraph" style:name="P115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graphic" style:name="gr68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69">
      <style:graphic-properties draw:fill="none" draw:stroke="solid" svg:stroke-color="#000000" svg:stroke-width="0.03528cm" style:mirror="horizontal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70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71">
      <style:graphic-properties draw:fill="non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/>
    </style:style>
    <style:style style:family="graphic" style:name="gr72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6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4">
      <style:text-properties fo:font-family="Trebuchet MS" fo:font-size="10pt"/>
    </style:style>
    <style:style style:family="graphic" style:name="gr73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7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5">
      <style:text-properties fo:font-family="Trebuchet MS" fo:font-size="10pt"/>
    </style:style>
    <style:style style:family="graphic" style:name="gr74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8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6">
      <style:text-properties fo:font-family="Trebuchet MS" fo:font-size="10pt"/>
    </style:style>
    <style:style style:family="graphic" style:name="gr75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19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7">
      <style:text-properties fo:font-family="Trebuchet MS" fo:font-size="10pt"/>
    </style:style>
    <style:style style:family="graphic" style:name="gr76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0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8">
      <style:text-properties fo:font-family="Trebuchet MS" fo:font-size="10pt"/>
    </style:style>
    <style:style style:family="graphic" style:name="gr77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1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49">
      <style:text-properties fo:font-family="Trebuchet MS" fo:font-size="10pt"/>
    </style:style>
    <style:style style:family="graphic" style:name="gr78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2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50">
      <style:text-properties fo:font-family="Trebuchet MS" fo:font-size="10pt"/>
    </style:style>
    <style:style style:family="graphic" style:name="gr79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3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51">
      <style:text-properties fo:font-family="Trebuchet MS" fo:font-size="10pt"/>
    </style:style>
    <style:style style:family="graphic" style:name="gr80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4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52">
      <style:text-properties fo:font-family="Trebuchet MS" fo:font-size="10pt"/>
    </style:style>
    <style:style style:family="graphic" style:name="gr81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5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53">
      <style:text-properties fo:font-family="Trebuchet MS" fo:font-size="10pt"/>
    </style:style>
    <style:style style:family="graphic" style:name="gr82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6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54">
      <style:text-properties fo:font-family="Trebuchet MS" fo:font-size="10pt"/>
    </style:style>
    <style:style style:family="graphic" style:name="gr83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7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55">
      <style:text-properties fo:font-family="Trebuchet MS" fo:font-size="10pt"/>
    </style:style>
    <style:style style:family="graphic" style:name="gr84">
      <style:graphic-properties draw:fill="none" draw:textarea-vertical-align="middle" draw:auto-grow-height="false" draw:auto-grow-width="false" draw:stroke="solid" svg:stroke-color="#000000" svg:stroke-width="0.03528cm" fo:margin-left="0cm" fo:margin-right="0cm" fo:margin-top="0cm" fo:margin-bottom="0cm" style:horizontal-pos="from-left" style:horizontal-rel="char" style:vertical-pos="from-top" style:vertical-rel="paragraph" fo:border="0.03528cm solid #000000" fo:background-color="transparent"/>
    </style:style>
    <style:style style:family="paragraph" style:name="P128">
      <style:text-properties/>
      <style:paragraph-properties fo:line-height="100%" fo:text-align="center" fo:margin-left="0cm" fo:margin-right="0cm" fo:text-indent="0cm" fo:margin-top="0pt" fo:margin-bottom="0pt"/>
    </style:style>
    <style:style style:family="text" style:name="T656">
      <style:text-properties fo:font-family="Trebuchet MS" fo:font-size="10pt"/>
    </style:style>
    <style:style style:family="text" style:name="T657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parent-style-name="701" style:family="paragraph" style:name="P129">
      <style:text-properties fo:color="#000000" fo:font-family="Times New Roman" style:font-family-asian="Andale Sans UI" style:font-family-complex="Tahoma" fo:font-size="12pt" fo:language="en" fo:country="US"/>
      <style:paragraph-properties fo:line-height="115%" fo:break-before="page"/>
    </style:style>
    <style:style style:family="text" style:name="T658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59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60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family="text" style:name="T661">
      <style:text-properties fo:font-family="DejaVu Sans Mono" style:font-family-asian="Andale Sans UI" style:font-family-complex="Tahoma" fo:font-size="10pt" style:text-underline-type="single" style:text-underline-style="solid" style:text-underline-width="auto" style:text-underline-color="font-color" fo:font-weight="bold"/>
    </style:style>
    <style:style style:parent-style-name="701" style:family="paragraph" style:name="P130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662">
      <style:text-properties fo:font-family="Times New Roman" fo:font-size="12pt" style:text-underline-type="none" style:text-underline-width="auto" fo:font-weight="normal"/>
    </style:style>
    <style:style style:family="text" style:name="T663">
      <style:text-properties fo:font-family="Times New Roman" fo:font-size="12pt" style:text-underline-type="none" style:text-underline-width="auto" fo:font-weight="normal"/>
    </style:style>
    <style:style style:parent-style-name="701" style:family="paragraph" style:name="P131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664">
      <style:text-properties fo:font-family="Times New Roman" fo:font-size="12pt" style:text-underline-type="none" style:text-underline-width="auto" fo:font-weight="normal"/>
    </style:style>
    <style:style style:family="text" style:name="T665">
      <style:text-properties fo:font-family="Times New Roman" fo:font-size="12pt" style:text-underline-type="none" style:text-underline-width="auto" fo:font-weight="normal"/>
    </style:style>
    <style:style style:parent-style-name="701" style:family="paragraph" style:name="P132">
      <style:text-properties fo:color="#000000" fo:font-family="Times New Roman" style:font-family-asian="Andale Sans UI" style:font-family-complex="Tahoma" fo:font-size="12pt" fo:language="en" fo:country="US"/>
      <style:paragraph-properties fo:line-height="115%"/>
    </style:style>
    <style:style style:family="text" style:name="T666">
      <style:text-properties fo:font-family="Times New Roman" fo:font-size="12pt" style:text-underline-type="none" style:text-underline-width="auto" fo:font-weight="normal"/>
    </style:style>
    <style:style style:family="text" style:name="T667">
      <style:text-properties fo:font-family="Times New Roman" fo:font-size="12pt" style:text-underline-type="none" style:text-underline-width="auto" fo:font-weight="normal"/>
    </style:style>
    <style:style style:parent-style-name="701" style:family="paragraph" style:name="P133">
      <style:text-properties fo:color="#000000" fo:font-family="Times New Roman" style:font-family-asian="Andale Sans UI" style:font-family-complex="Tahoma" fo:font-size="12pt" fo:language="en" fo:country="US"/>
      <style:paragraph-properties fo:line-height="115%" fo:text-align="center"/>
    </style:style>
    <style:style style:family="text" style:name="T668">
      <style:text-properties fo:font-family="Times New Roman" fo:font-size="12pt" style:text-underline-type="single" style:text-underline-style="solid" style:text-underline-width="auto" style:text-underline-color="font-color" fo:font-weight="bold"/>
    </style:style>
    <style:style style:family="text" style:name="T669">
      <style:text-properties fo:font-family="Times New Roman" fo:font-size="12pt" style:text-underline-type="single" style:text-underline-style="solid" style:text-underline-width="auto" style:text-underline-color="font-color" fo:font-weight="bold"/>
    </style:style>
    <style:style style:family="text" style:name="T670">
      <style:text-properties fo:font-family="Times New Roman" fo:font-size="12pt" style:text-underline-type="single" style:text-underline-style="solid" style:text-underline-width="auto" style:text-underline-color="font-color" fo:font-weight="bold"/>
    </style:style>
    <style:style style:parent-style-name="701" style:family="paragraph" style:name="P134">
      <style:text-properties fo:color="#000000" fo:font-family="Times New Roman" style:font-family-asian="Andale Sans UI" style:font-family-complex="Tahoma" fo:font-size="12pt" fo:language="en" fo:country="US"/>
      <style:paragraph-properties fo:line-height="115%" fo:text-align="center"/>
    </style:style>
    <style:style style:family="text" style:name="T671">
      <style:text-properties fo:font-family="Times New Roman" fo:font-size="12pt" style:text-underline-type="single" style:text-underline-style="solid" style:text-underline-width="auto" style:text-underline-color="font-color" fo:font-weight="bold"/>
    </style:style>
    <style:style style:family="text" style:name="T672">
      <style:text-properties fo:font-family="Times New Roman" fo:font-size="12pt" style:text-underline-type="single" style:text-underline-style="solid" style:text-underline-width="auto" style:text-underline-color="font-color" fo:font-weight="bold"/>
    </style:style>
    <style:style style:parent-style-name="701" style:family="paragraph" style:name="P135">
      <style:text-properties fo:color="#000000" fo:font-family="Times New Roman" style:font-family-asian="Andale Sans UI" style:font-family-complex="Tahoma" fo:font-size="12pt" fo:language="en" fo:country="US"/>
      <style:paragraph-properties fo:line-height="115%" fo:text-align="justify"/>
    </style:style>
    <style:style style:family="text" style:name="T673">
      <style:text-properties fo:font-family="Times New Roman" fo:font-size="12pt" style:text-underline-type="none" style:text-underline-width="auto" fo:font-weight="normal"/>
    </style:style>
    <style:style style:family="text" style:name="T674">
      <style:text-properties fo:font-family="Times New Roman" fo:font-size="12pt" style:text-underline-type="none" style:text-underline-width="auto" fo:font-weight="normal"/>
    </style:style>
    <style:style style:family="text" style:name="T675">
      <style:text-properties fo:font-family="Times New Roman" fo:font-size="12pt" style:text-underline-type="none" style:text-underline-width="auto" fo:font-weight="normal" fo:background-color="#ffff00"/>
    </style:style>
    <style:style style:family="text" style:name="T676">
      <style:text-properties fo:font-family="Times New Roman" fo:font-size="12pt" style:text-underline-type="none" style:text-underline-width="auto" fo:font-weight="normal"/>
    </style:style>
    <style:style style:family="text" style:name="T677">
      <style:text-properties fo:font-family="Times New Roman" fo:font-size="12pt" style:text-underline-type="none" style:text-underline-width="auto" fo:font-weight="normal" fo:background-color="#ffff00"/>
    </style:style>
    <style:style style:family="text" style:name="T678">
      <style:text-properties fo:font-family="Times New Roman" fo:font-size="12pt" style:text-underline-type="none" style:text-underline-width="auto" fo:font-weight="normal"/>
    </style:style>
    <style:style style:family="text" style:name="T679">
      <style:text-properties fo:font-family="Times New Roman" fo:font-size="12pt" style:text-underline-type="none" style:text-underline-width="auto" fo:font-weight="normal" fo:background-color="#ffff00"/>
    </style:style>
    <style:style style:family="text" style:name="T680">
      <style:text-properties fo:font-family="Times New Roman" fo:font-size="12pt" style:text-underline-type="none" style:text-underline-width="auto" fo:font-weight="normal"/>
    </style:style>
    <style:style style:family="text" style:name="T681">
      <style:text-properties fo:font-family="Times New Roman" fo:font-size="12pt" style:text-underline-type="none" style:text-underline-width="auto" fo:font-weight="normal"/>
    </style:style>
    <style:style style:family="text" style:name="T682">
      <style:text-properties fo:font-family="Times New Roman" fo:font-size="12pt" style:text-underline-type="none" style:text-underline-width="auto" fo:font-weight="normal"/>
    </style:style>
    <style:style style:family="text" style:name="T683">
      <style:text-properties fo:font-family="Times New Roman" fo:font-size="12pt" style:text-underline-type="none" style:text-underline-width="auto" fo:font-weight="normal"/>
    </style:style>
    <style:style style:family="text" style:name="T684">
      <style:text-properties fo:font-family="Times New Roman" fo:font-size="12pt" style:text-underline-type="none" style:text-underline-width="auto" fo:font-weight="normal" fo:background-color="#ffff00"/>
    </style:style>
    <style:style style:family="text" style:name="T685">
      <style:text-properties fo:font-family="Times New Roman" fo:font-size="12pt" style:text-underline-type="none" style:text-underline-width="auto" fo:font-weight="normal"/>
    </style:style>
    <style:style style:family="text" style:name="T686">
      <style:text-properties fo:font-family="Times New Roman" fo:font-size="12pt" style:text-underline-type="none" style:text-underline-width="auto" fo:font-weight="normal" fo:background-color="#ffff00"/>
    </style:style>
    <style:style style:family="text" style:name="T687">
      <style:text-properties fo:font-family="Times New Roman" fo:font-size="12pt" style:text-underline-type="none" style:text-underline-width="auto" fo:font-weight="normal"/>
    </style:style>
    <style:style style:family="text" style:name="T688">
      <style:text-properties fo:font-family="Times New Roman" fo:font-size="12pt" style:text-underline-type="none" style:text-underline-width="auto" fo:font-weight="normal"/>
    </style:style>
    <style:style style:family="text" style:name="T689">
      <style:text-properties fo:font-family="Times New Roman" fo:font-size="12pt" style:text-underline-type="none" style:text-underline-width="auto" fo:font-weight="normal" fo:background-color="#ffff00"/>
    </style:style>
    <style:style style:family="text" style:name="T690">
      <style:text-properties fo:font-family="Times New Roman" fo:font-size="12pt" style:text-underline-type="none" style:text-underline-width="auto" fo:font-weight="normal"/>
    </style:style>
    <style:style style:family="text" style:name="T691">
      <style:text-properties fo:font-family="Times New Roman" fo:font-size="12pt" style:text-underline-type="none" style:text-underline-width="auto" fo:font-weight="normal" fo:background-color="#ffff00"/>
    </style:style>
    <style:style style:family="text" style:name="T692">
      <style:text-properties fo:font-family="Times New Roman" fo:font-size="12pt" style:text-underline-type="none" style:text-underline-width="auto" fo:font-weight="normal"/>
    </style:style>
    <style:style style:family="text" style:name="T693">
      <style:text-properties fo:font-family="Times New Roman" fo:font-size="12pt" style:text-underline-type="none" style:text-underline-width="auto" fo:font-weight="normal" fo:background-color="#ffff00"/>
    </style:style>
    <style:style style:family="text" style:name="T694">
      <style:text-properties fo:font-family="Times New Roman" fo:font-size="12pt" style:text-underline-type="none" style:text-underline-width="auto" fo:font-weight="normal"/>
    </style:style>
    <style:style style:family="text" style:name="T695">
      <style:text-properties fo:font-family="Times New Roman" fo:font-size="12pt" style:text-underline-type="none" style:text-underline-width="auto" fo:font-weight="normal" fo:background-color="#ffff00"/>
    </style:style>
    <style:style style:family="text" style:name="T696">
      <style:text-properties fo:font-family="Times New Roman" fo:font-size="12pt" style:text-underline-type="none" style:text-underline-width="auto" fo:font-weight="normal"/>
    </style:style>
    <style:style style:family="text" style:name="T697">
      <style:text-properties fo:font-family="Times New Roman" fo:font-size="12pt" style:text-underline-type="none" style:text-underline-width="auto" fo:font-weight="normal" fo:background-color="#ffff00"/>
    </style:style>
    <style:style style:family="text" style:name="T698">
      <style:text-properties fo:font-family="Times New Roman" fo:font-size="12pt" style:text-underline-type="none" style:text-underline-width="auto" fo:font-weight="normal"/>
    </style:style>
    <style:style style:family="text" style:name="T699">
      <style:text-properties fo:font-family="Times New Roman" fo:font-size="12pt" style:text-underline-type="none" style:text-underline-width="auto" fo:font-weight="normal" fo:background-color="#ffff00"/>
    </style:style>
    <style:style style:family="text" style:name="T700">
      <style:text-properties fo:font-family="Times New Roman" fo:font-size="12pt" style:text-underline-type="none" style:text-underline-width="auto" fo:font-weight="normal" fo:background-color="#ffff00"/>
    </style:style>
    <style:style style:family="text" style:name="T701">
      <style:text-properties fo:font-family="Times New Roman" fo:font-size="12pt" style:text-underline-type="none" style:text-underline-width="auto" fo:font-weight="normal"/>
    </style:style>
    <style:style style:family="text" style:name="T702">
      <style:text-properties fo:font-family="Times New Roman" fo:font-size="12pt" style:text-underline-type="none" style:text-underline-width="auto" fo:font-weight="normal" fo:background-color="#ffff00"/>
    </style:style>
    <style:style style:family="text" style:name="T703">
      <style:text-properties fo:font-family="Times New Roman" fo:font-size="12pt" style:text-underline-type="none" style:text-underline-width="auto" fo:font-weight="normal"/>
    </style:style>
    <style:style style:family="text" style:name="T704">
      <style:text-properties fo:font-family="Times New Roman" fo:font-size="12pt" style:text-underline-type="none" style:text-underline-width="auto" fo:font-weight="normal" fo:background-color="#ffff00"/>
    </style:style>
    <style:style style:family="text" style:name="T705">
      <style:text-properties fo:font-family="Times New Roman" fo:font-size="12pt" style:text-underline-type="none" style:text-underline-width="auto" fo:font-weight="normal"/>
    </style:style>
    <style:style style:family="text" style:name="T706">
      <style:text-properties fo:font-family="Times New Roman" fo:font-size="12pt" style:text-underline-type="none" style:text-underline-width="auto" fo:font-weight="normal" fo:background-color="#ffff00"/>
    </style:style>
    <style:style style:family="text" style:name="T707">
      <style:text-properties fo:font-family="Times New Roman" fo:font-size="12pt" style:text-underline-type="none" style:text-underline-width="auto" fo:font-weight="normal"/>
    </style:style>
    <style:style style:family="text" style:name="T708">
      <style:text-properties fo:font-family="Times New Roman" fo:font-size="12pt" style:text-underline-type="none" style:text-underline-width="auto" fo:font-weight="normal" fo:background-color="#ffff00"/>
    </style:style>
    <style:style style:family="text" style:name="T709">
      <style:text-properties fo:font-family="Times New Roman" fo:font-size="12pt" style:text-underline-type="none" style:text-underline-width="auto" fo:font-weight="normal"/>
    </style:style>
    <style:style style:family="text" style:name="T710">
      <style:text-properties fo:font-family="Times New Roman" fo:font-size="12pt" style:text-underline-type="none" style:text-underline-width="auto" fo:font-weight="normal" fo:background-color="#ffff00"/>
    </style:style>
    <style:style style:family="text" style:name="T711">
      <style:text-properties fo:font-family="Times New Roman" fo:font-size="12pt" style:text-underline-type="none" style:text-underline-width="auto" fo:font-weight="normal"/>
    </style:style>
    <style:style style:family="text" style:name="T712">
      <style:text-properties fo:font-family="Times New Roman" fo:font-size="12pt" style:text-underline-type="none" style:text-underline-width="auto" fo:font-weight="normal"/>
    </style:style>
    <style:style style:parent-style-name="701" style:family="paragraph" style:name="P136">
      <style:text-properties fo:color="#000000" fo:font-family="Times New Roman" style:font-family-asian="Andale Sans UI" style:font-family-complex="Tahoma" fo:font-size="12pt" fo:language="en" fo:country="US"/>
      <style:paragraph-properties fo:line-height="115%" fo:text-align="justify"/>
    </style:style>
    <style:style style:family="text" style:name="T713">
      <style:text-properties fo:font-family="Times New Roman" fo:font-size="12pt" style:text-underline-type="none" style:text-underline-width="auto" fo:font-weight="normal"/>
    </style:style>
    <style:style style:family="text" style:name="T714">
      <style:text-properties fo:font-family="Times New Roman" fo:font-size="12pt" style:text-underline-type="none" style:text-underline-width="auto" fo:font-weight="normal"/>
    </style:style>
    <style:style style:family="paragraph" style:name="P137">
      <style:text-properties/>
      <style:paragraph-properties fo:break-before="page"/>
    </style:style>
    <style:style style:family="text" style:name="T715">
      <style:text-properties fo:font-family="Times New Roman" fo:font-size="12pt" style:text-underline-type="none" style:text-underline-width="auto" fo:font-weight="normal"/>
    </style:style>
    <style:style style:family="text" style:name="T716">
      <style:text-properties fo:font-family="Times New Roman" fo:font-size="12pt" style:text-underline-type="none" style:text-underline-width="auto" fo:font-weight="normal"/>
    </style:style>
    <style:style style:parent-style-name="710" style:family="paragraph" style:name="P138">
      <style:text-properties fo:color="#000000" fo:font-family="Arial" style:font-family-asian="Andale Sans UI" style:font-family-complex="Tahoma" fo:font-size="18pt" fo:language="en" fo:country="US" fo:font-weight="bold"/>
      <style:paragraph-properties fo:margin-left="0cm" fo:text-indent="0cm"/>
    </style:style>
    <style:style style:family="text" style:name="T717">
      <style:text-properties fo:font-family="Times New Roman" fo:font-size="12pt" style:text-underline-type="none" style:text-underline-width="auto" fo:font-weight="normal"/>
    </style:style>
    <style:style style:family="text" style:name="T718">
      <style:text-properties fo:font-family="Times New Roman" fo:font-size="12pt" style:text-underline-type="none" style:text-underline-width="auto" fo:font-weight="normal"/>
    </style:style>
    <style:style style:parent-style-name="710" style:list-style-name="WWNum50" style:family="paragraph" style:name="P139">
      <style:text-properties fo:color="#000000" fo:font-family="Arial" style:font-family-asian="Andale Sans UI" style:font-family-complex="Tahoma" fo:font-size="18pt" fo:language="en" fo:country="US" fo:font-weight="bold"/>
      <style:paragraph-properties/>
    </style:style>
    <style:style style:family="text" style:name="T719">
      <style:text-properties fo:font-family="Times New Roman" fo:font-size="12pt" style:text-underline-type="none" style:text-underline-width="auto" fo:font-weight="normal"/>
    </style:style>
    <style:style style:family="text" style:name="T720">
      <style:text-properties fo:font-family="Times New Roman" fo:font-size="12pt" style:text-underline-type="none" style:text-underline-width="auto" fo:font-weight="normal"/>
    </style:style>
    <style:style style:family="text" style:name="T721">
      <style:text-properties fo:font-family="Times New Roman" fo:font-size="12pt" style:text-underline-type="none" style:text-underline-width="auto" fo:font-weight="normal"/>
    </style:style>
    <style:style style:family="text" style:name="T722">
      <style:text-properties fo:font-family="Times New Roman" fo:font-size="12pt" style:text-underline-type="none" style:text-underline-width="auto" fo:font-weight="normal"/>
    </style:style>
    <style:style style:family="text" style:name="T723">
      <style:text-properties fo:font-family="Times New Roman" fo:font-size="12pt" style:text-underline-type="none" style:text-underline-width="auto" fo:font-weight="normal"/>
    </style:style>
    <style:style style:parent-style-name="711" style:list-style-name="WWNum50" style:family="paragraph" style:name="P140">
      <style:text-properties fo:color="#000000" fo:font-family="Arial" style:font-family-asian="Andale Sans UI" style:font-family-complex="Tahoma" fo:font-size="16pt" fo:language="en" fo:country="US" fo:font-weight="bold"/>
      <style:paragraph-properties/>
    </style:style>
    <style:style style:family="text" style:name="T724">
      <style:text-properties fo:font-family="Times New Roman" fo:font-size="12pt" style:text-underline-type="none" style:text-underline-width="auto" fo:font-weight="normal"/>
    </style:style>
    <style:style style:family="text" style:name="T725">
      <style:text-properties fo:font-family="Times New Roman" fo:font-size="12pt" style:text-underline-type="none" style:text-underline-width="auto" fo:font-weight="normal"/>
    </style:style>
    <style:style style:parent-style-name="712" style:list-style-name="WWNum50" style:family="paragraph" style:name="P141">
      <style:text-properties fo:color="#000000" fo:font-family="Arial" style:font-family-asian="Andale Sans UI" style:font-family-complex="Tahoma" fo:font-size="14pt" fo:language="en" fo:country="US" fo:font-weight="bold"/>
      <style:paragraph-properties/>
    </style:style>
    <style:style style:family="text" style:name="T726">
      <style:text-properties fo:font-family="Times New Roman" fo:font-size="12pt" style:text-underline-type="none" style:text-underline-width="auto" fo:font-weight="normal"/>
    </style:style>
    <style:style style:family="text" style:name="T727">
      <style:text-properties fo:font-family="Times New Roman" fo:font-size="12pt" style:text-underline-type="none" style:text-underline-width="auto" fo:font-weight="normal"/>
    </style:style>
    <style:style style:family="text" style:name="T728">
      <style:text-properties fo:font-family="Times New Roman" fo:font-size="12pt" style:text-underline-type="none" style:text-underline-width="auto" fo:font-weight="normal"/>
    </style:style>
    <style:style style:parent-style-name="712" style:list-style-name="WWNum50" style:family="paragraph" style:name="P142">
      <style:text-properties fo:color="#000000" fo:font-family="Arial" style:font-family-asian="Andale Sans UI" style:font-family-complex="Tahoma" fo:font-size="14pt" fo:language="en" fo:country="US" fo:font-weight="bold"/>
      <style:paragraph-properties/>
    </style:style>
    <style:style style:family="text" style:name="T729">
      <style:text-properties fo:font-family="Times New Roman" fo:font-size="12pt" style:text-underline-type="none" style:text-underline-width="auto" fo:font-weight="normal"/>
    </style:style>
    <style:style style:family="text" style:name="T730">
      <style:text-properties fo:font-family="Times New Roman" fo:font-size="12pt" style:text-underline-type="none" style:text-underline-width="auto" fo:font-weight="normal"/>
    </style:style>
    <style:style style:family="text" style:name="T731">
      <style:text-properties fo:font-family="Times New Roman" fo:font-size="12pt" style:text-underline-type="none" style:text-underline-width="auto" fo:font-weight="normal"/>
    </style:style>
    <style:style style:family="text" style:name="T732">
      <style:text-properties fo:font-family="Times New Roman" fo:font-size="12pt" style:text-underline-type="none" style:text-underline-width="auto" fo:font-weight="normal"/>
    </style:style>
    <style:style style:parent-style-name="711" style:list-style-name="WWNum50" style:family="paragraph" style:name="P143">
      <style:text-properties fo:color="#000000" fo:font-family="Arial" style:font-family-asian="Andale Sans UI" style:font-family-complex="Tahoma" fo:font-size="16pt" fo:language="en" fo:country="US" fo:font-weight="bold"/>
      <style:paragraph-properties/>
    </style:style>
    <style:style style:family="text" style:name="T733">
      <style:text-properties fo:font-family="Times New Roman" fo:font-size="12pt" style:text-underline-type="none" style:text-underline-width="auto" fo:font-weight="normal"/>
    </style:style>
    <style:style style:family="text" style:name="T734">
      <style:text-properties fo:font-family="Times New Roman" fo:font-size="12pt" style:text-underline-type="none" style:text-underline-width="auto" fo:font-weight="normal"/>
    </style:style>
    <style:style style:parent-style-name="703" style:list-style-name="WWNum50" style:family="paragraph" style:name="P14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35">
      <style:text-properties/>
    </style:style>
    <style:style style:family="text" style:name="T736">
      <style:text-properties/>
    </style:style>
    <style:style style:parent-style-name="710" style:list-style-name="WWNum50" style:family="paragraph" style:name="P145">
      <style:text-properties fo:color="#000000" fo:font-family="Arial" style:font-family-asian="Andale Sans UI" style:font-family-complex="Tahoma" fo:font-size="18pt" fo:language="en" fo:country="US" fo:font-weight="bold"/>
      <style:paragraph-properties/>
    </style:style>
    <style:style style:family="text" style:name="T737">
      <style:text-properties fo:font-family="Times New Roman" fo:font-size="12pt" style:text-underline-type="none" style:text-underline-width="auto" fo:font-weight="normal"/>
    </style:style>
    <style:style style:family="text" style:name="T738">
      <style:text-properties fo:font-family="Times New Roman" fo:font-size="12pt" style:text-underline-type="none" style:text-underline-width="auto" fo:font-weight="normal"/>
    </style:style>
    <style:style style:family="text" style:name="T739">
      <style:text-properties fo:font-family="Times New Roman" fo:font-size="12pt" style:text-underline-type="none" style:text-underline-width="auto" fo:font-weight="normal"/>
    </style:style>
    <style:style style:family="text" style:name="T740">
      <style:text-properties fo:font-family="Times New Roman" fo:font-size="12pt" style:text-underline-type="none" style:text-underline-width="auto" fo:font-weight="normal"/>
    </style:style>
    <style:style style:family="text" style:name="T741">
      <style:text-properties fo:font-family="Times New Roman" fo:font-size="12pt" style:text-underline-type="none" style:text-underline-width="auto" fo:font-weight="normal"/>
    </style:style>
    <style:style style:family="text" style:name="T742">
      <style:text-properties fo:font-family="Times New Roman" fo:font-size="12pt" style:text-underline-type="none" style:text-underline-width="auto" fo:font-weight="normal"/>
    </style:style>
    <style:style style:family="text" style:name="T743">
      <style:text-properties fo:font-family="Times New Roman" fo:font-size="12pt" style:text-underline-type="none" style:text-underline-width="auto" fo:font-weight="normal"/>
    </style:style>
    <style:style style:parent-style-name="703" style:list-style-name="WWNum50" style:family="paragraph" style:name="P146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parent-style-name="703" style:list-style-name="WWNum50" style:family="paragraph" style:name="P14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44">
      <style:text-properties/>
    </style:style>
    <style:style style:family="text" style:name="T745">
      <style:text-properties/>
    </style:style>
    <style:style style:parent-style-name="703" style:list-style-name="WWNum50" style:family="paragraph" style:name="P14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46">
      <style:text-properties/>
    </style:style>
    <style:style style:family="text" style:name="T747">
      <style:text-properties/>
    </style:style>
    <style:style style:parent-style-name="703" style:list-style-name="WWNum50" style:family="paragraph" style:name="P149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48">
      <style:text-properties/>
    </style:style>
    <style:style style:family="text" style:name="T749">
      <style:text-properties/>
    </style:style>
    <style:style style:parent-style-name="703" style:list-style-name="WWNum50" style:family="paragraph" style:name="P15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50">
      <style:text-properties/>
    </style:style>
    <style:style style:family="text" style:name="T751">
      <style:text-properties/>
    </style:style>
    <style:style style:parent-style-name="710" style:list-style-name="WWNum50" style:family="paragraph" style:name="P151">
      <style:text-properties fo:color="#000000" fo:font-family="Arial" style:font-family-asian="Andale Sans UI" style:font-family-complex="Tahoma" fo:font-size="18pt" fo:language="en" fo:country="US" fo:font-weight="bold"/>
      <style:paragraph-properties/>
    </style:style>
    <style:style style:family="text" style:name="T752">
      <style:text-properties fo:font-family="Times New Roman" fo:font-size="12pt" style:text-underline-type="none" style:text-underline-width="auto" fo:font-weight="normal"/>
    </style:style>
    <style:style style:family="text" style:name="T753">
      <style:text-properties fo:font-family="Times New Roman" fo:font-size="12pt" style:text-underline-type="none" style:text-underline-width="auto" fo:font-weight="normal"/>
    </style:style>
    <style:style style:family="text" style:name="T754">
      <style:text-properties fo:font-family="Times New Roman" fo:font-size="12pt" style:text-underline-type="none" style:text-underline-width="auto" fo:font-weight="normal"/>
    </style:style>
    <style:style style:family="text" style:name="T755">
      <style:text-properties fo:font-family="Times New Roman" fo:font-size="12pt" style:text-underline-type="none" style:text-underline-width="auto" fo:font-weight="normal"/>
    </style:style>
    <style:style style:family="text" style:name="T756">
      <style:text-properties fo:font-family="Times New Roman" fo:font-size="12pt" style:text-underline-type="none" style:text-underline-width="auto" fo:font-weight="normal"/>
    </style:style>
    <style:style style:parent-style-name="703" style:list-style-name="WWNum50" style:family="paragraph" style:name="P152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parent-style-name="703" style:list-style-name="WWNum50" style:family="paragraph" style:name="P153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57">
      <style:text-properties/>
    </style:style>
    <style:style style:family="text" style:name="T758">
      <style:text-properties/>
    </style:style>
    <style:style style:parent-style-name="703" style:list-style-name="WWNum50" style:family="paragraph" style:name="P154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59">
      <style:text-properties/>
    </style:style>
    <style:style style:family="text" style:name="T760">
      <style:text-properties/>
    </style:style>
    <style:style style:parent-style-name="703" style:list-style-name="WWNum50" style:family="paragraph" style:name="P155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61">
      <style:text-properties/>
    </style:style>
    <style:style style:family="text" style:name="T762">
      <style:text-properties/>
    </style:style>
    <style:style style:parent-style-name="710" style:list-style-name="WWNum50" style:family="paragraph" style:name="P156">
      <style:text-properties fo:color="#000000" fo:font-family="Arial" style:font-family-asian="Andale Sans UI" style:font-family-complex="Tahoma" fo:font-size="18pt" fo:language="en" fo:country="US" fo:font-weight="bold"/>
      <style:paragraph-properties/>
    </style:style>
    <style:style style:family="text" style:name="T763">
      <style:text-properties fo:font-family="Times New Roman" fo:font-size="12pt" style:text-underline-type="none" style:text-underline-width="auto" fo:font-weight="normal"/>
    </style:style>
    <style:style style:family="text" style:name="T764">
      <style:text-properties fo:font-family="Times New Roman" fo:font-size="12pt" style:text-underline-type="none" style:text-underline-width="auto" fo:font-weight="normal"/>
    </style:style>
    <style:style style:parent-style-name="703" style:list-style-name="WWNum50" style:family="paragraph" style:name="P157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parent-style-name="703" style:list-style-name="WWNum50" style:family="paragraph" style:name="P158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family="text" style:name="T765">
      <style:text-properties/>
    </style:style>
    <style:style style:family="text" style:name="T766">
      <style:text-properties/>
    </style:style>
    <style:style style:parent-style-name="701" style:family="paragraph" style:name="P159">
      <style:text-properties fo:color="#000000" fo:font-family="Times New Roman" style:font-family-asian="Andale Sans UI" style:font-family-complex="Tahoma" fo:font-size="12pt" fo:language="en" fo:country="US"/>
      <style:paragraph-properties fo:line-height="115%" fo:text-align="left"/>
    </style:style>
    <style:style style:family="text" style:name="T767">
      <style:text-properties fo:font-family="Times New Roman" fo:font-size="12pt" style:text-underline-type="none" style:text-underline-width="auto" fo:font-weight="normal"/>
    </style:style>
    <style:style style:family="text" style:name="T768">
      <style:text-properties fo:font-family="Times New Roman" fo:font-size="12pt" style:text-underline-type="none" style:text-underline-width="auto" fo:font-weight="normal"/>
    </style:style>
    <style:style style:parent-style-name="701" style:family="paragraph" style:name="P160">
      <style:text-properties fo:color="#000000" fo:font-family="Times New Roman" style:font-family-asian="Andale Sans UI" style:font-family-complex="Tahoma" fo:font-size="12pt" fo:language="en" fo:country="US"/>
      <style:paragraph-properties fo:line-height="115%" fo:text-align="justify"/>
    </style:style>
    <style:style style:family="text" style:name="T769">
      <style:text-properties fo:font-family="Times New Roman" fo:font-size="12pt" style:text-underline-type="none" style:text-underline-width="auto" fo:font-weight="normal"/>
    </style:style>
    <style:style style:family="text" style:name="T770">
      <style:text-properties fo:font-family="Times New Roman" fo:font-size="12pt" style:text-underline-type="none" style:text-underline-width="auto" fo:font-weight="normal"/>
    </style:style>
  </office:automatic-styles>
  <office:body>
    <office:text text:use-soft-page-breaks="true">
      <text:list>
        <text:list-item>
          <text:h text:outline-level="2" text:restart-numbering="0" text:is-list-header="0" text:style-name="P51"><text:span text:style-name="T492">Ejercicio 1</text:span><text:span text:style-name="T493">(Alcance del producto vs. Alcance del proyecto)</text:span><text:span text:style-name="T494"/></text:h>
        </text:list-item>
      </text:list>
      <text:p text:style-name="P53"><text:span text:style-name="T495">Supongamos que estás desarrollando un juego. De los siguientes puntos, </text:span><text:span text:style-name="T496">¿</text:span><text:span text:style-name="T497">cuáles están relacionados con el alcance del producto y cuáles con el alcance del proyecto?</text:span><text:span text:style-name="T498"/></text:p>
      <text:p text:style-name="P54"><text:span text:style-name="T499"/><text:span text:style-name="T500"/></text:p>
      <text:p text:style-name="P55"><text:span text:style-name="T501">1) Progra</text:span><text:span text:style-name="T502">mación</text:span><text:span text:style-name="T503"/></text:p>
      <text:p text:style-name="P56"><text:span text:style-name="T504">_____ </text:span><text:span text:style-name="T505">Alcance del producto</text:span><text:span text:style-name="T506"><text:tab/><text:s text:c="6"/>___X__</text:span><text:span text:style-name="T507">Alcance del proyecto</text:span><text:span text:style-name="T508"><text:s text:c="3"/></text:span><text:span text:style-name="T509"/></text:p>
      <text:p text:style-name="P57"><text:span text:style-name="T510"/><text:span text:style-name="T511"/></text:p>
      <text:p text:style-name="P58"><text:span text:style-name="T512">2) </text:span><text:span text:style-name="T513">El juego debe tener 34 niveles diferentes</text:span><text:span text:style-name="T514"/></text:p>
      <text:p text:style-name="P59"><text:span text:style-name="T515">__X__ </text:span><text:span text:style-name="T516">Alcance del producto</text:span><text:span text:style-name="T517"><text:tab/><text:s text:c="6"/>______</text:span><text:span text:style-name="T518">Alcance del proyecto</text:span><text:span text:style-name="T519"><text:s text:c="4"/></text:span><text:span text:style-name="T520"/></text:p>
      <text:p text:style-name="P60"><text:span text:style-name="T521"/><text:span text:style-name="T522"/></text:p>
      <text:p text:style-name="P61"><text:span text:style-name="T523">3) Dise</text:span><text:span text:style-name="T524">ño gráfico</text:span><text:span text:style-name="T525"/></text:p>
      <text:p text:style-name="P62"><text:span text:style-name="T526">_____ </text:span><text:span text:style-name="T527">Alcance del producto</text:span><text:span text:style-name="T528"><text:tab/><text:s text:c="6"/>___X__</text:span><text:span text:style-name="T529">Alcance del proyecto</text:span><text:span text:style-name="T530"><text:s text:c="5"/></text:span><text:span text:style-name="T531"/></text:p>
      <text:p text:style-name="P63"><text:span text:style-name="T532"/><text:span text:style-name="T533"/></text:p>
      <text:p text:style-name="P64"><text:span text:style-name="T534">4) </text:span><text:span text:style-name="T535">Debe poderse jugar con 4 jugadores a la vez</text:span><text:span text:style-name="T536"/></text:p>
      <text:p text:style-name="P65"><text:span text:style-name="T537">__X__ </text:span><text:span text:style-name="T538">Alcance del producto</text:span><text:span text:style-name="T539"><text:tab/><text:s text:c="6"/>______</text:span><text:span text:style-name="T540">Alcance del proyecto</text:span><text:span text:style-name="T541"><text:s text:c="7"/></text:span><text:span text:style-name="T542"/></text:p>
      <text:p text:style-name="P66"><text:span text:style-name="T543"/><text:span text:style-name="T544"/></text:p>
      <text:p text:style-name="P67"><text:span text:style-name="T545">5) </text:span><text:span text:style-name="T546">Buenos gráficos</text:span><text:span text:style-name="T547"/></text:p>
      <text:p text:style-name="P68"><text:span text:style-name="T548">__X__ </text:span><text:span text:style-name="T549">Alcance del producto</text:span><text:span text:style-name="T550"><text:tab/><text:s text:c="6"/>______</text:span><text:span text:style-name="T551">Alcance del proyecto</text:span><text:span text:style-name="T552"><text:s text:c="7"/></text:span><text:span text:style-name="T553"/></text:p>
      <text:p text:style-name="P69"><text:span text:style-name="T554"/><text:span text:style-name="T555"/></text:p>
      <text:p text:style-name="P70"><text:span text:style-name="T556">6) Pr</text:span><text:span text:style-name="T557">uebas</text:span><text:span text:style-name="T558"/></text:p>
      <text:p text:style-name="P71"><text:span text:style-name="T559">_____ </text:span><text:span text:style-name="T560">Alcance del producto</text:span><text:span text:style-name="T561"><text:tab/><text:s text:c="6"/>___X__</text:span><text:span text:style-name="T562">Alcance del proyecto</text:span><text:span text:style-name="T563"><text:s text:c="3"/></text:span><text:span text:style-name="T564"><text:s text:c="5"/></text:span><text:span text:style-name="T565"/></text:p>
      <text:p text:style-name="P72"><text:span text:style-name="T566"/><text:span text:style-name="T567"/></text:p>
      <text:p text:style-name="P73"><text:span text:style-name="T568">7) </text:span><text:span text:style-name="T569">Para jugar en Windows y Linux</text:span><text:span text:style-name="T570"/></text:p>
      <text:p text:style-name="P74"><text:span text:style-name="T571">__X__ </text:span><text:span text:style-name="T572">Alcance del producto</text:span><text:span text:style-name="T573"><text:tab/><text:s text:c="6"/>______</text:span><text:span text:style-name="T574">Alcance del proyecto</text:span><text:span text:style-name="T575"><text:s text:c="3"/></text:span><text:span text:style-name="T576"><text:s text:c="5"/></text:span><text:span text:style-name="T577"/></text:p>
      <text:p text:style-name="P75"><text:span text:style-name="T578"/><text:span text:style-name="T579"/></text:p>
      <text:p text:style-name="P76"><text:span text:style-name="T580">8) </text:span><text:span text:style-name="T581">En la última pantalla debe aparecer un monstruo</text:span><text:span text:style-name="T582"/></text:p>
      <text:p text:style-name="P77"><text:span text:style-name="T583">__X__ </text:span><text:span text:style-name="T584">Alcance del producto</text:span><text:span text:style-name="T585"><text:tab/><text:s text:c="6"/>______</text:span><text:span text:style-name="T586">Alcance del proyecto</text:span><text:span text:style-name="T587"><text:s text:c="6"/></text:span><text:span text:style-name="T588"/></text:p>
      <text:p text:style-name="P78"><text:span text:style-name="T589"/><text:span text:style-name="T590"/></text:p>
      <text:p text:style-name="P79"><text:span text:style-name="T591"/><text:span text:style-name="T592"/></text:p>
      <text:p text:style-name="P80"><text:span text:style-name="T593"/><text:span text:style-name="T594"/></text:p>
      <text:p text:style-name="P81"><text:span text:style-name="T595">Ejercicio 2</text:span><text:span text:style-name="T596">: </text:span><text:span text:style-name="T597">completar EDT</text:span><text:span text:style-name="T598"/></text:p>
      <text:p text:style-name="P82"><text:span text:style-name="T599"/><text:span text:style-name="T600"/></text:p>
      <text:p text:style-name="P83"><text:span text:style-name="T601">Vuestra empresa va a desarrollar un videojuego nuevo llamado </text:span><text:span text:style-name="T602">Vacas Locas</text:span><text:span text:style-name="T603">. Completa el siguiente EDT con los paquetes de trabajo que aparecen debajo.</text:span><text:span text:style-name="T604"/></text:p>
      <text:p text:style-name="P84"><text:span/><draw:frame draw:name="Object" draw:style-name="gr3" draw:z-index="3" text:anchor-type="char" svg:width="4.393cm" svg:height="1.086cm" svg:x="6.622cm" svg:y="0.199cm"><draw:text-box fo:min-height="1.086cm"><text:p text:style-name="P85"><text:span text:style-name="T605">Vacas Locas</text:span><text:span/></text:p></draw:text-box></draw:frame><text:span text:style-name="T606"/></text:p>
      <text:p text:style-name="P86"><text:span/><draw:line draw:name="Shape" draw:style-name="gr4" draw:z-index="4" text:anchor-type="char" svg:x1="8.712cm" svg:x2="8.747cm" svg:y1="0.813cm" svg:y2="1.309cm"/><text:span/><draw:frame draw:name="Object" draw:style-name="gr5" draw:z-index="5" text:anchor-type="char" svg:width="4.393cm" svg:height="1.086cm" svg:x="-1.342cm" svg:y="2.004cm"><draw:text-box fo:min-height="1.086cm"><text:p text:style-name="P87"><text:span text:style-name="T607">Planificación y gestión</text:span><text:span/></text:p></draw:text-box></draw:frame><text:span/><draw:frame draw:name="Object" draw:style-name="gr6" draw:z-index="6" text:anchor-type="char" svg:width="4.393cm" svg:height="1.086cm" svg:x="3.923cm" svg:y="2.004cm"><draw:text-box fo:min-height="1.086cm"><text:p text:style-name="P88"><text:span text:style-name="T608">Diseño</text:span><text:span/></text:p></draw:text-box></draw:frame><text:span/><draw:frame draw:name="Object" draw:style-name="gr7" draw:z-index="7" text:anchor-type="char" svg:width="4.393cm" svg:height="1.086cm" svg:x="9.003cm" svg:y="1.977cm"><draw:text-box fo:min-height="1.086cm"><text:p text:style-name="P89"><text:span text:style-name="T609">Construcción</text:span><text:span/></text:p></draw:text-box></draw:frame><text:span/><draw:line draw:name="Shape" draw:style-name="gr8" draw:z-index="9" text:anchor-type="char" svg:x1="0.721cm" svg:x2="16.01cm" svg:y1="1.184cm" svg:y2="1.219cm"/><text:span/><draw:line draw:name="Shape" draw:style-name="gr9" draw:z-index="10" text:anchor-type="char" svg:x1="0.721cm" svg:x2="0.7563cm" svg:y1="1.244cm" svg:y2="2.064cm"/><text:span/><draw:line draw:name="Shape" draw:style-name="gr10" draw:z-index="11" text:anchor-type="char" svg:x1="6.225cm" svg:x2="6.26cm" svg:y1="1.244cm" svg:y2="2.064cm"/><text:span/><draw:line draw:name="Shape" draw:style-name="gr11" draw:z-index="12" text:anchor-type="char" svg:x1="11.25cm" svg:x2="11.29cm" svg:y1="1.244cm" svg:y2="2.038cm"/><text:span/><draw:line draw:name="Shape" draw:style-name="gr12" draw:z-index="13" text:anchor-type="char" svg:x1="16.01cm" svg:x2="16.05cm" svg:y1="1.244cm" svg:y2="2.011cm"/><text:span/><draw:line draw:name="Shape" draw:style-name="gr13" draw:z-index="14" text:anchor-type="char" svg:x1="-1.02cm" svg:x2="-0.9847cm" svg:y1="3.089cm" svg:y2="7.402cm"/><text:span/><draw:frame draw:name="Object" draw:style-name="gr14" draw:z-index="15" text:anchor-type="char" svg:width="3.308cm" svg:height="1.086cm" svg:x="-0.74cm" svg:y="6.893cm"><draw:text-box fo:min-height="1.086cm"><text:p text:style-name="P90"><text:span text:style-name="T610">Captura de requisitos</text:span><text:span/></text:p></draw:text-box></draw:frame><text:span/><draw:frame draw:name="Object" draw:style-name="gr15" draw:z-index="16" text:anchor-type="char" svg:width="3.308cm" svg:height="1.086cm" svg:x="-0.74cm" svg:y="4.001cm"><draw:text-box fo:min-height="1.086cm"><text:p text:style-name="P91"><text:span text:style-name="T611">Desarrollo del EDT</text:span><text:span/></text:p></draw:text-box></draw:frame><text:span/><draw:frame draw:name="Object" draw:style-name="gr16" draw:z-index="17" text:anchor-type="char" svg:width="3.308cm" svg:height="1.086cm" svg:x="-0.74cm" svg:y="5.426cm"><draw:text-box fo:min-height="1.086cm"><text:p text:style-name="P92"><text:span text:style-name="T612">Desarrollo del cronograma</text:span><text:span/></text:p></draw:text-box></draw:frame><text:span/><draw:line draw:name="Shape" draw:style-name="gr17" draw:z-index="18" text:anchor-type="char" svg:x1="-1.02cm" svg:x2="-0.761cm" svg:y1="4.464cm" svg:y2="4.499cm"/><text:span/><draw:line draw:name="Shape" draw:style-name="gr18" draw:z-index="19" text:anchor-type="char" svg:x1="-1.02cm" svg:x2="-0.761cm" svg:y1="6.008cm" svg:y2="5.973cm"/><text:span/><draw:line draw:name="Shape" draw:style-name="gr19" draw:z-index="20" text:anchor-type="char" svg:x1="-1.02cm" svg:x2="-0.74cm" svg:y1="7.401cm" svg:y2="7.436cm"/><text:span/><draw:line draw:name="Shape" draw:style-name="gr20" draw:z-index="21" text:anchor-type="char" svg:x1="4.196cm" svg:x2="4.161cm" svg:y1="3.089cm" svg:y2="8.85cm"/><text:span/><draw:line draw:name="Shape" draw:style-name="gr21" draw:z-index="22" text:anchor-type="char" svg:x1="4.18cm" svg:x2="4.439cm" svg:y1="4.461cm" svg:y2="4.496cm"/><text:span/><draw:line draw:name="Shape" draw:style-name="gr22" draw:z-index="23" text:anchor-type="char" svg:x1="4.193cm" svg:x2="4.452cm" svg:y1="5.779cm" svg:y2="5.814cm"/><text:span/><draw:line draw:name="Shape" draw:style-name="gr23" draw:z-index="24" text:anchor-type="char" svg:x1="4.193cm" svg:x2="4.452cm" svg:y1="7.228cm" svg:y2="7.263cm"/><text:span/><draw:frame draw:name="Object" draw:style-name="gr24" draw:z-index="25" text:anchor-type="char" svg:width="3.308cm" svg:height="1.086cm" svg:x="4.439cm" svg:y="6.685cm"><draw:text-box fo:min-height="1.086cm"><text:p text:style-name="P93"><text:span text:style-name="T613">Escritura de la historia</text:span><text:span/></text:p></draw:text-box></draw:frame><text:span/><draw:frame draw:name="Object" draw:style-name="gr25" draw:z-index="26" text:anchor-type="char" svg:width="3.308cm" svg:height="1.086cm" svg:x="4.466cm" svg:y="5.236cm"><draw:text-box fo:min-height="1.086cm"><text:p text:style-name="P94"><text:span text:style-name="T614">Diseño del software</text:span><text:span/></text:p></draw:text-box></draw:frame><text:span/><draw:frame draw:name="Object" draw:style-name="gr26" draw:z-index="27" text:anchor-type="char" svg:width="3.308cm" svg:height="1.086cm" svg:x="4.439cm" svg:y="8.306cm"><draw:text-box fo:min-height="1.086cm"><text:p text:style-name="P95"><text:span text:style-name="T615">Definición de los personajes</text:span><text:span/></text:p></draw:text-box></draw:frame><text:span/><draw:frame draw:name="Object" draw:style-name="gr27" draw:z-index="28" text:anchor-type="char" svg:width="3.308cm" svg:height="1.086cm" svg:x="4.439cm" svg:y="3.918cm"><draw:text-box fo:min-height="1.086cm"><text:p text:style-name="P96"><text:span text:style-name="T616">Definición de los paisajes</text:span><text:span/></text:p></draw:text-box></draw:frame><text:span/><draw:line draw:name="Shape" draw:style-name="gr28" draw:z-index="29" text:anchor-type="char" svg:x1="4.193cm" svg:x2="4.452cm" svg:y1="8.849cm" svg:y2="8.884cm"/><text:span/><draw:line draw:name="Shape" draw:style-name="gr29" draw:z-index="30" text:anchor-type="char" svg:x1="9.326cm" svg:x2="9.361cm" svg:y1="3.062cm" svg:y2="7.553cm"/><text:span/><draw:frame draw:name="Object" draw:style-name="gr30" draw:z-index="31" text:anchor-type="char" svg:width="3.308cm" svg:height="1.086cm" svg:x="9.633cm" svg:y="3.918cm"><draw:text-box fo:min-height="1.086cm"><text:p text:style-name="P97"><text:span text:style-name="T617">Programación</text:span><text:span/></text:p></draw:text-box></draw:frame><text:span/><draw:frame draw:name="Object" draw:style-name="gr31" draw:z-index="32" text:anchor-type="char" svg:width="3.26cm" svg:height="0.825cm" svg:x="9.569cm" svg:y="5.402cm"><draw:text-box fo:min-height="0.825cm"><text:p text:style-name="P98"><text:span text:style-name="T618">Desarrollo de los gráficos</text:span><text:span/></text:p></draw:text-box></draw:frame><text:span/><draw:frame draw:name="Object" draw:style-name="gr32" draw:z-index="33" text:anchor-type="char" svg:width="3.308cm" svg:height="1.235cm" svg:x="9.633cm" svg:y="7.071cm"><draw:text-box fo:min-height="1.235cm"><text:p text:style-name="P99"><text:span text:style-name="T619">Creación de los CDs, manuales y empaquetados</text:span><text:span/></text:p></draw:text-box></draw:frame><text:span/><draw:line draw:name="Shape" draw:style-name="gr33" draw:z-index="34" text:anchor-type="char" svg:x1="9.326cm" svg:x2="9.585cm" svg:y1="4.509cm" svg:y2="4.544cm"/><text:span/><draw:line draw:name="Shape" draw:style-name="gr34" draw:z-index="35" text:anchor-type="char" svg:x1="9.326cm" svg:x2="9.585cm" svg:y1="5.879cm" svg:y2="5.914cm"/><text:span/><draw:line draw:name="Shape" draw:style-name="gr35" draw:z-index="36" text:anchor-type="char" svg:x1="9.326cm" svg:x2="9.585cm" svg:y1="7.553cm" svg:y2="7.588cm"/><text:span/><draw:line draw:name="Shape" draw:style-name="gr36" draw:z-index="37" text:anchor-type="char" svg:x1="14.33cm" svg:x2="14.36cm" svg:y1="3.062cm" svg:y2="7.553cm"/><text:span/><draw:frame draw:name="Object" draw:style-name="gr37" draw:z-index="38" text:anchor-type="char" svg:width="3.26cm" svg:height="1.084cm" svg:x="14.58cm" svg:y="5.431cm"><draw:text-box fo:min-height="1.084cm"><text:p text:style-name="P100"><text:span text:style-name="T620">Pruebas internas del software</text:span><text:span/></text:p></draw:text-box></draw:frame><text:span/><draw:frame draw:name="Object" draw:style-name="gr38" draw:z-index="39" text:anchor-type="char" svg:width="3.26cm" svg:height="1.068cm" svg:x="14.65cm" svg:y="3.975cm"><draw:text-box fo:min-height="1.068cm"><text:p text:style-name="P101"><text:span text:style-name="T621">Beta-test del videojuego</text:span><text:span/></text:p></draw:text-box></draw:frame><text:span/><draw:frame draw:name="Object" draw:style-name="gr39" draw:z-index="40" text:anchor-type="char" svg:width="3.26cm" svg:height="1.235cm" svg:x="14.61cm" svg:y="6.971cm"><draw:text-box fo:min-height="1.235cm"><text:p text:style-name="P102"><text:span text:style-name="T622">Aprobación de CDs, manuales y empaquetados</text:span><text:span/></text:p></draw:text-box></draw:frame><text:span/><draw:line draw:name="Shape" draw:style-name="gr40" draw:z-index="41" text:anchor-type="char" svg:x1="14.35cm" svg:x2="14.61cm" svg:y1="4.66cm" svg:y2="4.695cm"/><text:span/><draw:line draw:name="Shape" draw:style-name="gr41" draw:z-index="42" text:anchor-type="char" svg:x1="14.33cm" svg:x2="14.58cm" svg:y1="6.163cm" svg:y2="6.198cm"/><text:span/><draw:line draw:name="Shape" draw:style-name="gr42" draw:z-index="43" text:anchor-type="char" svg:x1="14.33cm" svg:x2="14.58cm" svg:y1="7.553cm" svg:y2="7.588cm"/><text:span/><draw:frame draw:name="Object" draw:style-name="gr43" draw:z-index="8" text:anchor-type="char" svg:width="4.393cm" svg:height="1.086cm" svg:x="14.08cm" svg:y="1.951cm"><draw:text-box fo:min-height="1.086cm"><text:p text:style-name="P103"><text:span text:style-name="T623">Tests</text:span><text:span/></text:p></draw:text-box></draw:frame><text:span text:style-name="T624"/></text:p>
      <text:p text:style-name="P104"><text:span text:style-name="T625">Ejercicio 3</text:span><text:span text:style-name="T626">: </text:span><text:span text:style-name="T627">completar EDT</text:span><text:span text:style-name="T628"/></text:p>
      <text:p text:style-name="P105"><text:span text:style-name="T629"/><text:span text:style-name="T630"/></text:p>
      <text:p text:style-name="P106"><text:span text:style-name="T631">Vuestra empresa va a desarrollar un videojuego nuevo llamado </text:span><text:span text:style-name="T632">Vacas Locas</text:span><text:span text:style-name="T633">. Completa el siguiente EDT con los paquetes de trabajo que aparecen debajo.</text:span><text:span text:style-name="T634"/></text:p>
      <text:p text:style-name="P107"><text:span text:style-name="T635"/><text:span text:style-name="T636"/></text:p>
      <text:p text:style-name="P108"><text:span/><draw:frame draw:name="Object" draw:style-name="gr44" draw:z-index="44" text:anchor-type="char" svg:width="4.393cm" svg:height="1.086cm" svg:x="6.622cm" svg:y="0.199cm"><draw:text-box fo:min-height="1.086cm"><text:p text:style-name="P109"><text:span text:style-name="T637">Vacas locas</text:span><text:span/></text:p></draw:text-box></draw:frame><text:span text:style-name="T638"/></text:p>
      <text:p text:style-name="P110"><text:span/><draw:line draw:name="Shape" draw:style-name="gr45" draw:z-index="45" text:anchor-type="char" svg:x1="8.712cm" svg:x2="8.747cm" svg:y1="0.813cm" svg:y2="1.309cm"/><text:span/><draw:frame draw:name="Object" draw:style-name="gr46" draw:z-index="46" text:anchor-type="char" svg:width="4.393cm" svg:height="1.289cm" svg:x="-1.342cm" svg:y="2.004cm"><draw:text-box fo:min-height="1.289cm"><text:p text:style-name="P111"><text:span text:style-name="T639">Planificación y gestión</text:span><text:span/></text:p></draw:text-box></draw:frame><text:span/><draw:frame draw:name="Object" draw:style-name="gr47" draw:z-index="47" text:anchor-type="char" svg:width="4.393cm" svg:height="1.086cm" svg:x="3.923cm" svg:y="2.004cm"><draw:text-box fo:min-height="1.086cm"><text:p text:style-name="P112"><text:span text:style-name="T640">Historia y gráficos</text:span><text:span/></text:p></draw:text-box></draw:frame><text:span/><draw:frame draw:name="Object" draw:style-name="gr48" draw:z-index="48" text:anchor-type="char" svg:width="4.393cm" svg:height="1.086cm" svg:x="9.003cm" svg:y="1.977cm"><draw:text-box fo:min-height="1.086cm"><text:p text:style-name="P113"><text:span text:style-name="T641">Software</text:span><text:span/></text:p></draw:text-box></draw:frame><text:span/><draw:frame draw:name="Object" draw:style-name="gr49" draw:z-index="49" text:anchor-type="char" svg:width="4.393cm" svg:height="1.086cm" svg:x="14.08cm" svg:y="1.951cm"><draw:text-box fo:min-height="1.086cm"><text:p text:style-name="P114"><text:span text:style-name="T642">Empaquetado</text:span><text:span/></text:p></draw:text-box></draw:frame><text:span/><draw:line draw:name="Shape" draw:style-name="gr50" draw:z-index="50" text:anchor-type="char" svg:x1="0.721cm" svg:x2="16.01cm" svg:y1="1.184cm" svg:y2="1.219cm"/><text:span/><draw:line draw:name="Shape" draw:style-name="gr51" draw:z-index="51" text:anchor-type="char" svg:x1="0.721cm" svg:x2="0.7563cm" svg:y1="1.244cm" svg:y2="2.064cm"/><text:span/><draw:line draw:name="Shape" draw:style-name="gr52" draw:z-index="52" text:anchor-type="char" svg:x1="6.225cm" svg:x2="6.26cm" svg:y1="1.244cm" svg:y2="2.064cm"/><text:span/><draw:line draw:name="Shape" draw:style-name="gr53" draw:z-index="53" text:anchor-type="char" svg:x1="11.25cm" svg:x2="11.29cm" svg:y1="1.244cm" svg:y2="2.038cm"/><text:span/><draw:line draw:name="Shape" draw:style-name="gr54" draw:z-index="54" text:anchor-type="char" svg:x1="16.01cm" svg:x2="16.05cm" svg:y1="1.244cm" svg:y2="2.011cm"/><text:span/><text:span/><draw:line draw:name="Shape" draw:style-name="gr55" draw:z-index="56" text:anchor-type="char" svg:x1="-1.02cm" svg:x2="-0.761cm" svg:y1="4.464cm" svg:y2="4.499cm"/><text:span/><draw:line draw:name="Shape" draw:style-name="gr56" draw:z-index="57" text:anchor-type="char" svg:x1="-1.02cm" svg:x2="-0.761cm" svg:y1="6.008cm" svg:y2="5.973cm"/><text:span/><draw:line draw:name="Shape" draw:style-name="gr57" draw:z-index="58" text:anchor-type="char" svg:x1="-1.02cm" svg:x2="-0.74cm" svg:y1="7.401cm" svg:y2="7.436cm"/><text:span/><draw:line draw:name="Shape" draw:style-name="gr58" draw:z-index="59" text:anchor-type="char" svg:x1="4.196cm" svg:x2="4.161cm" svg:y1="3.089cm" svg:y2="8.85cm"/><text:span/><draw:line draw:name="Shape" draw:style-name="gr59" draw:z-index="60" text:anchor-type="char" svg:x1="4.18cm" svg:x2="4.439cm" svg:y1="4.461cm" svg:y2="4.496cm"/><text:span/><draw:line draw:name="Shape" draw:style-name="gr60" draw:z-index="61" text:anchor-type="char" svg:x1="4.193cm" svg:x2="4.452cm" svg:y1="5.779cm" svg:y2="5.814cm"/><text:span/><draw:line draw:name="Shape" draw:style-name="gr61" draw:z-index="62" text:anchor-type="char" svg:x1="4.193cm" svg:x2="4.452cm" svg:y1="7.228cm" svg:y2="7.263cm"/><text:span/><draw:line draw:name="Shape" draw:style-name="gr62" draw:z-index="63" text:anchor-type="char" svg:x1="4.193cm" svg:x2="4.452cm" svg:y1="8.849cm" svg:y2="8.884cm"/><text:span/><draw:line draw:name="Shape" draw:style-name="gr63" draw:z-index="65" text:anchor-type="char" svg:x1="9.326cm" svg:x2="9.585cm" svg:y1="4.509cm" svg:y2="4.544cm"/><text:span/><draw:line draw:name="Shape" draw:style-name="gr64" draw:z-index="66" text:anchor-type="char" svg:x1="9.326cm" svg:x2="9.585cm" svg:y1="5.879cm" svg:y2="5.914cm"/><text:span/><draw:line draw:name="Shape" draw:style-name="gr65" draw:z-index="67" text:anchor-type="char" svg:x1="9.326cm" svg:x2="9.585cm" svg:y1="7.553cm" svg:y2="7.588cm"/><text:span/><draw:line draw:name="Shape" draw:style-name="gr66" draw:z-index="69" text:anchor-type="char" svg:x1="14.35cm" svg:x2="14.61cm" svg:y1="4.66cm" svg:y2="4.695cm"/><text:span/><draw:line draw:name="Shape" draw:style-name="gr67" draw:z-index="70" text:anchor-type="char" svg:x1="14.33cm" svg:x2="14.58cm" svg:y1="6.163cm" svg:y2="6.198cm"/><text:span text:style-name="T643"/></text:p>
      <text:p text:style-name="P115"><text:span/><text:span/><draw:line draw:name="Shape" draw:style-name="gr68" draw:z-index="55" text:anchor-type="char" svg:x1="-1.02cm" svg:x2="-0.9847cm" svg:y1="2.881cm" svg:y2="7.194cm"/><text:span/><draw:line draw:name="Shape" draw:style-name="gr69" draw:z-index="64" text:anchor-type="char" svg:x1="9.355cm" svg:x2="9.32cm" svg:y1="2.591cm" svg:y2="8.419cm"/><text:span/><draw:line draw:name="Shape" draw:style-name="gr70" draw:z-index="71" text:anchor-type="char" svg:x1="9.329cm" svg:x2="9.588cm" svg:y1="8.451cm" svg:y2="8.486cm"/><text:span/><draw:line draw:name="Shape" draw:style-name="gr71" draw:z-index="68" text:anchor-type="char" svg:x1="14.33cm" svg:x2="14.36cm" svg:y1="2.591cm" svg:y2="5.692cm"/><text:span/><draw:frame draw:name="Object" draw:style-name="gr72" draw:z-index="72" text:anchor-type="char" svg:width="3.308cm" svg:height="1.086cm" svg:x="-0.761cm" svg:y="6.343cm"><draw:text-box fo:min-height="1.086cm"><text:p text:style-name="P116"><text:span text:style-name="T644">Captura de requisitos</text:span><text:span/></text:p></draw:text-box></draw:frame><text:span/><draw:frame draw:name="Object" draw:style-name="gr73" draw:z-index="73" text:anchor-type="char" svg:width="3.308cm" svg:height="1.086cm" svg:x="-0.74cm" svg:y="3.446cm"><draw:text-box fo:min-height="1.086cm"><text:p text:style-name="P117"><text:span text:style-name="T645">Desarrollo del EDT</text:span><text:span/></text:p></draw:text-box></draw:frame><text:span/><draw:frame draw:name="Object" draw:style-name="gr74" draw:z-index="74" text:anchor-type="char" svg:width="3.308cm" svg:height="1.086cm" svg:x="-0.74cm" svg:y="4.881cm"><draw:text-box fo:min-height="1.086cm"><text:p text:style-name="P118"><text:span text:style-name="T646">Desarrollo del cronograma</text:span><text:span/></text:p></draw:text-box></draw:frame><text:span/><draw:frame draw:name="Object" draw:style-name="gr75" draw:z-index="75" text:anchor-type="char" svg:width="3.308cm" svg:height="1.086cm" svg:x="4.545cm" svg:y="6.248cm"><draw:text-box fo:min-height="1.086cm"><text:p text:style-name="P119"><text:span text:style-name="T647">Escritura de la historia</text:span><text:span/></text:p></draw:text-box></draw:frame><text:span/><draw:frame draw:name="Object" draw:style-name="gr76" draw:z-index="76" text:anchor-type="char" svg:width="3.308cm" svg:height="1.086cm" svg:x="9.633cm" svg:y="3.446cm"><draw:text-box fo:min-height="1.086cm"><text:p text:style-name="P120"><text:span text:style-name="T648">Diseño de software</text:span><text:span/></text:p></draw:text-box></draw:frame><text:span/><draw:frame draw:name="Object" draw:style-name="gr77" draw:z-index="77" text:anchor-type="char" svg:width="3.308cm" svg:height="1.086cm" svg:x="4.466cm" svg:y="4.764cm"><draw:text-box fo:min-height="1.086cm"><text:p text:style-name="P121"><text:span text:style-name="T649">Definición de los personajes</text:span><text:span/></text:p></draw:text-box></draw:frame><text:span/><draw:frame draw:name="Object" draw:style-name="gr78" draw:z-index="78" text:anchor-type="char" svg:width="3.308cm" svg:height="1.086cm" svg:x="4.452cm" svg:y="3.446cm"><draw:text-box fo:min-height="1.086cm"><text:p text:style-name="P122"><text:span text:style-name="T650">Definición de los paisajes</text:span><text:span/></text:p></draw:text-box></draw:frame><text:span/><draw:frame draw:name="Object" draw:style-name="gr79" draw:z-index="79" text:anchor-type="char" svg:width="3.308cm" svg:height="1.086cm" svg:x="9.598cm" svg:y="6.538cm"><draw:text-box fo:min-height="1.086cm"><text:p text:style-name="P123"><text:span text:style-name="T651">Programación</text:span><text:span/></text:p></draw:text-box></draw:frame><text:span/><draw:frame draw:name="Object" draw:style-name="gr80" draw:z-index="80" text:anchor-type="char" svg:width="3.26cm" svg:height="1.089cm" svg:x="4.5cm" svg:y="7.832cm"><draw:text-box fo:min-height="1.089cm"><text:p text:style-name="P124"><text:span text:style-name="T652">Desarrollo de los gráficos</text:span><text:span/></text:p></draw:text-box></draw:frame><text:span/><draw:frame draw:name="Object" draw:style-name="gr81" draw:z-index="81" text:anchor-type="char" svg:width="3.308cm" svg:height="1.235cm" svg:x="14.63cm" svg:y="3.524cm"><draw:text-box fo:min-height="1.235cm"><text:p text:style-name="P125"><text:span text:style-name="T653">Creación de los CDs, manuales y empaquetados</text:span><text:span/></text:p></draw:text-box></draw:frame><text:span/><draw:frame draw:name="Object" draw:style-name="gr82" draw:z-index="82" text:anchor-type="char" svg:width="3.26cm" svg:height="1.084cm" svg:x="9.585cm" svg:y="4.865cm"><draw:text-box fo:min-height="1.084cm"><text:p text:style-name="P126"><text:span text:style-name="T654">Pruebas internas del software</text:span><text:span/></text:p></draw:text-box></draw:frame><text:span/><draw:frame draw:name="Object" draw:style-name="gr83" draw:z-index="83" text:anchor-type="char" svg:width="3.26cm" svg:height="1.068cm" svg:x="9.569cm" svg:y="7.989cm"><draw:text-box fo:min-height="1.068cm"><text:p text:style-name="P127"><text:span text:style-name="T655">Beta-test del videojuego</text:span><text:span/></text:p></draw:text-box></draw:frame><text:span/><draw:frame draw:name="Object" draw:style-name="gr84" draw:z-index="84" text:anchor-type="char" svg:width="3.26cm" svg:height="1.235cm" svg:x="14.65cm" svg:y="5.108cm"><draw:text-box fo:min-height="1.235cm"><text:p text:style-name="P128"><text:span text:style-name="T656">Aprobación de CDs, manuales y empaquetados</text:span><text:span/></text:p></draw:text-box></draw:frame><text:span text:style-name="T657"/></text:p>
      <text:p text:style-name="P129"><text:span text:style-name="T658">Ejercicio 4</text:span><text:span text:style-name="T659">: </text:span><text:span text:style-name="T660">crear EDT</text:span><text:span text:style-name="T661"/></text:p>
      <text:p text:style-name="P130"><text:span text:style-name="T662"/><text:span text:style-name="T663"/></text:p>
      <text:p text:style-name="P131"><text:span text:style-name="T664">Dada la siguiente descripción de proyecto, crea el EDT correspondiente.</text:span><text:span text:style-name="T665"/></text:p>
      <text:p text:style-name="P132"><text:span text:style-name="T666"/><text:span text:style-name="T667"/></text:p>
      <text:p text:style-name="P133"><text:span text:style-name="T668">Construir una </text:span><text:span text:style-name="T669">caseta</text:span><text:span text:style-name="T670"/></text:p>
      <text:p text:style-name="P134"><text:span text:style-name="T671"/><text:span text:style-name="T672"/></text:p>
      <text:p text:style-name="P135"><text:span text:style-name="T673">Has decidido </text:span><text:span text:style-name="T674">construir una caseta en tu huerta para guardar herramientas. Antes de comenzar la obra hay que </text:span><text:span text:style-name="T675">conseguir los permisos</text:span><text:span text:style-name="T676"> necesarios: por un lado, </text:span><text:span text:style-name="T677">el ayuntamiento debe darte permiso de obra</text:span><text:span text:style-name="T678">. Por otro lado, </text:span><text:span text:style-name="T679">un aparejador debe supervisar</text:span><text:span text:style-name="T680"> que tu idea es factible.</text:span><text:span text:style-name="T681"><text:s/></text:span><text:span text:style-name="T682">Como se ha dicho, la caseta se cons</text:span><text:span text:style-name="T683">truirá en una huerta, concretamente en un trozo de tierra sin labrar. </text:span><text:span text:style-name="T684">Convendría retirar las ramas y hojas que se han ido acumulando en dicho trozo de tierra</text:span><text:span text:style-name="T685">. Además, hace mucho que no </text:span><text:span text:style-name="T686">cortas la hierba</text:span><text:span text:style-name="T687"> de ahí, por lo que los matojos tienen una altura de me</text:span><text:span text:style-name="T688">dio metro. Te encargarás de </text:span><text:span text:style-name="T689">comprar los materiales</text:span><text:span text:style-name="T690">, pero todavía no has </text:span><text:span text:style-name="T691">decidido dónde</text:span><text:span text:style-name="T692"> (debes </text:span><text:span text:style-name="T693">pedir presupuestos</text:span><text:span text:style-name="T694">) ni qué </text:span><text:span text:style-name="T695">cantidad necesitas</text:span><text:span text:style-name="T696">. También debes </text:span><text:span text:style-name="T697">comprar herramientas</text:span><text:span text:style-name="T698"> de construcción. Tu hermano te ayudará en la construcción de la caseta: primero </text:span><text:span text:style-name="T699">afianzaréis</text:span><text:span text:style-name="T700"> los cimientos</text:span><text:span text:style-name="T701">, luego </text:span><text:span text:style-name="T702">pondréis el suelo y las paredes</text:span><text:span text:style-name="T703">, después el </text:span><text:span text:style-name="T704">tejado </text:span><text:span text:style-name="T705">y finalmente protegeréis la caseta con un </text:span><text:span text:style-name="T706">producto contra la humedad</text:span><text:span text:style-name="T707">. Una vez construida la caseta, </text:span><text:span text:style-name="T708">tiraréis la basura</text:span><text:span text:style-name="T709"> generada y </text:span><text:span text:style-name="T710">limpiaréis el interior</text:span><text:span text:style-name="T711">. </text:span><text:span text:style-name="T712"/></text:p>
      <text:p text:style-name="P136"><text:span text:style-name="T713"/><text:span text:style-name="T714"/></text:p>
      <text:p text:style-name="P137"><text:span text:style-name="T715"><text:soft-page-break/></text:span><text:span text:style-name="T716"/></text:p>
      <text:list>
        <text:list-item>
          <text:p text:style-name="P138"><text:span text:style-name="T717">Construir una caseta</text:span><text:span text:style-name="T718"/></text:p>
        </text:list-item>
      </text:list>
      <text:list text:style-name="WWNum50" text:continue-numbering="true">
        <text:list-item>
          <text:p text:style-name="P139"><text:span text:style-name="T719">Planificacion de la construccion</text:span><text:span text:style-name="T720"/><text:span text:style-name="T721"/><text:span text:style-name="T722"/><text:span text:style-name="T723"/></text:p>
        </text:list-item>
        <text:list-item>
          <text:list>
            <text:list-item>
              <text:p text:style-name="P140"><text:span text:style-name="T724">Pedir permisos</text:span><text:span text:style-name="T725"/></text:p>
            </text:list-item>
            <text:list-item>
              <text:list>
                <text:list-item>
                  <text:p text:style-name="P141"><text:span text:style-name="T726">Permisos de obra del Ayuntamiento</text:span><text:span text:style-name="T727"/><text:span/><text:span/><text:span text:style-name="T728"/></text:p>
                </text:list-item>
                <text:list-item>
                  <text:p text:style-name="P142"><text:span text:style-name="T729">Supervision aparejador</text:span><text:span text:style-name="T730"/><text:span text:style-name="T731"/><text:span/><text:span/><text:span text:style-name="T732"/></text:p>
                </text:list-item>
              </text:list>
            </text:list-item>
            <text:list-item>
              <text:p text:style-name="P143"><text:span text:style-name="T733">Estimar cantidades de material</text:span><text:span text:style-name="T734"/></text:p>
            </text:list-item>
            <text:list-item>
              <text:p text:style-name="P144"><text:span>Buscar lugares de compra</text:span><text:span/><text:span text:style-name="T735"/><text:span text:style-name="T736"/><text:span/></text:p>
            </text:list-item>
          </text:list>
        </text:list-item>
        <text:list-item>
          <text:p text:style-name="P145"><text:span text:style-name="T737">Preparacion de la compra</text:span><text:span/><text:span/><text:span text:style-name="T738"/><text:span/><text:span/><text:span text:style-name="T739"/><text:span/><text:span/><text:span text:style-name="T740"/><text:span/><text:span/><text:span text:style-name="T741"/><text:span/><text:span/><text:span text:style-name="T742"/><text:span/><text:span/><text:span text:style-name="T743"/></text:p>
        </text:list-item>
        <text:list-item>
          <text:list>
            <text:list-item>
              <text:p text:style-name="P146"><text:span>Comprar materiales</text:span><text:span/></text:p>
            </text:list-item>
            <text:list-item>
              <text:p text:style-name="P147"><text:span text:style-name="T744">Comprar herramientas</text:span><text:span text:style-name="T745"/></text:p>
            </text:list-item>
            <text:list-item>
              <text:p text:style-name="P148"><text:span text:style-name="T746">Pedir presupuestos</text:span><text:span text:style-name="T747"/></text:p>
            </text:list-item>
            <text:list-item>
              <text:p text:style-name="P149"><text:span text:style-name="T748">Retirar las ramas y hojas</text:span><text:span text:style-name="T749"/></text:p>
            </text:list-item>
            <text:list-item>
              <text:p text:style-name="P150"><text:span text:style-name="T750">Cortar la hierba</text:span><text:span text:style-name="T751"/></text:p>
            </text:list-item>
          </text:list>
        </text:list-item>
        <text:list-item>
          <text:p text:style-name="P151"><text:span text:style-name="T752">Construccion de la caseta</text:span><text:span text:style-name="T753"/><text:span/><text:span/><text:span text:style-name="T754"/><text:span/><text:span/><text:span text:style-name="T755"/><text:span/><text:span/><text:span text:style-name="T756"/></text:p>
        </text:list-item>
        <text:list-item>
          <text:list>
            <text:list-item>
              <text:p text:style-name="P152"><text:span>Cimentar</text:span><text:span/></text:p>
            </text:list-item>
            <text:list-item>
              <text:p text:style-name="P153"><text:span text:style-name="T757">Poner suelo</text:span><text:span text:style-name="T758"/></text:p>
            </text:list-item>
            <text:list-item>
              <text:p text:style-name="P154"><text:span text:style-name="T759">Poner paredes</text:span><text:span text:style-name="T760"/></text:p>
            </text:list-item>
            <text:list-item>
              <text:p text:style-name="P155"><text:span text:style-name="T761">Poner tejado</text:span><text:span text:style-name="T762"/></text:p>
            </text:list-item>
          </text:list>
        </text:list-item>
        <text:list-item>
          <text:p text:style-name="P156"><text:span text:style-name="T763">Limpieza final</text:span><text:span text:style-name="T764"/></text:p>
        </text:list-item>
        <text:list-item>
          <text:list>
            <text:list-item>
              <text:p text:style-name="P157"><text:span>Tirar basura</text:span><text:span/></text:p>
            </text:list-item>
            <text:list-item>
              <text:p text:style-name="P158"><text:span text:style-name="T765">Limpiar el interior</text:span><text:span text:style-name="T766"/></text:p>
            </text:list-item>
          </text:list>
        </text:list-item>
      </text:list>
      <text:p text:style-name="P159"><text:span text:style-name="T767"/><text:span text:style-name="T768"/></text:p>
      <text:p text:style-name="P160"><text:span text:style-name="T769"/><text:span text:style-name="T7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list-style-name="WWNum42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list-style-name="WWNum42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list-style-name="WWNum42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list-style-name="WWNum42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list-style-name="WWNum42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list-style-name="WWNum42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705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700">
      <style:text-properties fo:color="#000000" fo:font-family="Times New Roman" style:font-family-asian="Andale Sans UI" style:font-family-complex="Tahoma" fo:font-size="12pt" fo:language="en" fo:country="US"/>
      <style:paragraph-properties/>
    </style:style>
    <style:style style:parent-style-name="700" style:display-name="Standard" style:family="paragraph" style:name="701">
      <style:text-properties/>
      <style:paragraph-properties/>
    </style:style>
    <style:style style:parent-style-name="701" style:display-name="Heading" style:family="paragraph" style:name="702">
      <style:text-properties fo:font-family="Arial" style:font-family-asian="Andale Sans UI" style:font-family-complex="Tahoma" fo:font-size="14pt"/>
      <style:paragraph-properties fo:margin-top="12pt" fo:margin-bottom="6pt"/>
    </style:style>
    <style:style style:parent-style-name="701" style:display-name="Text body" style:family="paragraph" style:name="703">
      <style:text-properties/>
      <style:paragraph-properties fo:margin-top="0pt" fo:margin-bottom="6pt"/>
    </style:style>
    <style:style style:parent-style-name="703" style:display-name="List" style:family="paragraph" style:name="704">
      <style:text-properties style:font-family-complex="Tahoma"/>
      <style:paragraph-properties/>
    </style:style>
    <style:style style:parent-style-name="701" style:display-name="Caption" style:family="paragraph" style:name="705">
      <style:text-properties style:font-family-complex="Tahoma" fo:font-size="12pt" fo:font-style="italic"/>
      <style:paragraph-properties fo:margin-top="6pt" fo:margin-bottom="6pt"/>
    </style:style>
    <style:style style:parent-style-name="701" style:display-name="Index" style:family="paragraph" style:name="706">
      <style:text-properties style:font-family-complex="Tahoma"/>
      <style:paragraph-properties/>
    </style:style>
    <style:style style:parent-style-name="701" style:display-name="Quotations" style:family="paragraph" style:name="707">
      <style:paragraph-properties fo:margin-left="1cm" fo:margin-right="1cm" fo:text-indent="0cm" fo:margin-top="0pt" fo:margin-bottom="14.15pt"/>
    </style:style>
    <style:style style:parent-style-name="702" style:display-name="Title" style:family="paragraph" style:name="708">
      <style:text-properties fo:font-size="28pt" fo:font-weight="bold"/>
      <style:paragraph-properties fo:text-align="center"/>
    </style:style>
    <style:style style:parent-style-name="702" style:display-name="Subtitle" style:family="paragraph" style:name="709">
      <style:text-properties fo:font-size="18pt"/>
      <style:paragraph-properties fo:text-align="center" fo:margin-top="3pt" fo:margin-bottom="6pt"/>
    </style:style>
    <style:style style:parent-style-name="702" style:list-style-name="WWNum42" style:display-name="Heading 1" style:family="paragraph" style:name="710">
      <style:text-properties fo:font-size="18pt" fo:font-weight="bold"/>
      <style:paragraph-properties fo:margin-top="12pt" fo:margin-bottom="6pt"/>
    </style:style>
    <style:style style:parent-style-name="702" style:list-style-name="WWNum42" style:display-name="Heading 2" style:family="paragraph" style:name="711">
      <style:text-properties fo:font-size="16pt" fo:font-weight="bold"/>
      <style:paragraph-properties fo:margin-top="10pt" fo:margin-bottom="6pt"/>
    </style:style>
    <style:style style:parent-style-name="702" style:list-style-name="WWNum42" style:display-name="Heading 3" style:family="paragraph" style:name="712">
      <style:text-properties fo:font-size="14pt" fo:font-weight="bold"/>
      <style:paragraph-properties fo:margin-top="7pt" fo:margin-bottom="6pt"/>
    </style:style>
    <style:style style:parent-style-name="701" style:display-name="Header" style:family="paragraph" style:name="71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3" style:display-name="Frame contents" style:family="paragraph" style:name="714">
      <style:paragraph-properties/>
    </style:style>
    <style:style style:parent-style-name="701" style:display-name="Table Contents" style:family="paragraph" style:name="715">
      <style:paragraph-properties/>
    </style:style>
    <style:style style:parent-style-name="701" style:display-name="List Contents" style:family="paragraph" style:name="716">
      <style:paragraph-properties fo:margin-left="1cm" fo:margin-right="0cm" fo:text-indent="0cm"/>
    </style:style>
    <style:style style:parent-style-name="701" style:display-name="Addressee" style:family="paragraph" style:name="717">
      <style:paragraph-properties fo:margin-top="0pt" fo:margin-bottom="3pt"/>
    </style:style>
    <style:style style:parent-style-name="701" style:display-name="List Heading" style:family="paragraph" style:name="718">
      <style:paragraph-properties fo:margin-left="0cm" fo:margin-right="0cm" fo:text-indent="0cm"/>
    </style:style>
    <style:style style:parent-style-name="701" style:display-name="Header right" style:family="paragraph" style:name="719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1" style:display-name="Header left" style:family="paragraph" style:name="720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1" style:display-name="Signature" style:family="paragraph" style:name="721">
      <style:paragraph-properties/>
    </style:style>
    <style:style style:parent-style-name="701" style:display-name="Salutation" style:family="paragraph" style:name="722">
      <style:paragraph-properties/>
    </style:style>
    <style:style style:parent-style-name="701" style:display-name="Horizontal Line" style:family="paragraph" style:name="723">
      <style:text-properties fo:font-size="6pt"/>
      <style:paragraph-properties fo:margin-top="0pt" fo:margin-bottom="14.15pt" fo:border-top="none" fo:border-bottom="0.00441cm solid #808080" fo:border-left="none" fo:border-right="none"/>
    </style:style>
    <style:style style:class="default" style:display-name="Default Paragraph Font" style:family="text" style:name="2287">
      <style:paragraph-properties/>
    </style:style>
    <style:style style:family="text" style:name="T1">
      <style:text-properties fo:color="#000000"/>
    </style:style>
    <style:style style:family="text" style:name="T2">
      <style:text-properties fo:color="#000000"/>
    </style:style>
    <style:style style:family="text" style:name="T3">
      <style:text-properties fo:color="#000000"/>
    </style:style>
    <style:style style:family="text" style:name="T4">
      <style:text-properties fo:color="#000000"/>
    </style:style>
    <style:style style:family="text" style:name="T5">
      <style:text-properties fo:color="#000000"/>
    </style:style>
    <style:style style:family="text" style:name="T6">
      <style:text-properties fo:color="#000000"/>
    </style:style>
    <style:style style:family="text" style:name="T7">
      <style:text-properties fo:color="#000000"/>
    </style:style>
    <style:style style:family="text" style:name="T8">
      <style:text-properties fo:color="#000000"/>
    </style:style>
    <style:style style:family="text" style:name="T9">
      <style:text-properties fo:color="#000000"/>
    </style:style>
    <style:style style:family="text" style:name="T10">
      <style:text-properties fo:color="#000000"/>
    </style:style>
    <style:style style:family="text" style:name="T11">
      <style:text-properties fo:color="#000000"/>
    </style:style>
    <style:style style:family="text" style:name="T12">
      <style:text-properties fo:color="#000000"/>
    </style:style>
    <style:style style:family="text" style:name="T13">
      <style:text-properties fo:color="#000000"/>
    </style:style>
    <style:style style:family="text" style:name="T14">
      <style:text-properties fo:color="#000000"/>
    </style:style>
    <style:style style:family="text" style:name="T15">
      <style:text-properties fo:color="#000000"/>
    </style:style>
    <style:style style:family="text" style:name="T16">
      <style:text-properties fo:color="#000000"/>
    </style:style>
    <style:style style:family="text" style:name="T17">
      <style:text-properties fo:color="#000000"/>
    </style:style>
    <style:style style:family="text" style:name="T18">
      <style:text-properties fo:color="#000000"/>
    </style:style>
    <style:style style:family="text" style:name="T19">
      <style:text-properties fo:color="#000000"/>
    </style:style>
    <style:style style:family="text" style:name="T20">
      <style:text-properties fo:color="#000000"/>
    </style:style>
    <style:style style:family="text" style:name="T21">
      <style:text-properties fo:color="#000000"/>
    </style:style>
    <style:style style:family="text" style:name="T22">
      <style:text-properties fo:color="#000000"/>
    </style:style>
    <style:style style:family="text" style:name="T23">
      <style:text-properties fo:color="#000000"/>
    </style:style>
    <style:style style:family="text" style:name="T24">
      <style:text-properties fo:color="#000000"/>
    </style:style>
    <style:style style:family="text" style:name="T25">
      <style:text-properties fo:color="#000000"/>
    </style:style>
    <style:style style:family="text" style:name="T26">
      <style:text-properties fo:color="#000000"/>
    </style:style>
    <style:style style:family="text" style:name="T27">
      <style:text-properties fo:color="#000000"/>
    </style:style>
    <style:style style:family="text" style:name="T28">
      <style:text-properties fo:color="#000000"/>
    </style:style>
    <style:style style:family="text" style:name="T29">
      <style:text-properties fo:color="#000000"/>
    </style:style>
    <style:style style:family="text" style:name="T30">
      <style:text-properties fo:color="#000000"/>
    </style:style>
    <style:style style:family="text" style:name="T31">
      <style:text-properties fo:color="#000000"/>
    </style:style>
    <style:style style:family="text" style:name="T32">
      <style:text-properties fo:color="#000000"/>
    </style:style>
    <style:style style:family="text" style:name="T33">
      <style:text-properties fo:color="#000000"/>
    </style:style>
    <style:style style:family="text" style:name="T34">
      <style:text-properties fo:color="#000000"/>
    </style:style>
    <style:style style:family="text" style:name="T35">
      <style:text-properties fo:color="#000000"/>
    </style:style>
    <style:style style:family="text" style:name="T36">
      <style:text-properties fo:color="#000000"/>
    </style:style>
    <style:style style:family="text" style:name="T37">
      <style:text-properties fo:color="#000000"/>
    </style:style>
    <style:style style:family="text" style:name="T38">
      <style:text-properties fo:color="#000000"/>
    </style:style>
    <style:style style:family="text" style:name="T39">
      <style:text-properties fo:color="#000000"/>
    </style:style>
    <style:style style:family="text" style:name="T40">
      <style:text-properties fo:color="#000000"/>
    </style:style>
    <style:style style:family="text" style:name="T41">
      <style:text-properties fo:color="#000000"/>
    </style:style>
    <style:style style:family="text" style:name="T42">
      <style:text-properties fo:color="#000000"/>
    </style:style>
    <style:style style:family="text" style:name="T43">
      <style:text-properties fo:color="#000000"/>
    </style:style>
    <style:style style:family="text" style:name="T44">
      <style:text-properties fo:color="#000000"/>
    </style:style>
    <style:style style:family="text" style:name="T45">
      <style:text-properties fo:color="#000000"/>
    </style:style>
    <style:style style:family="text" style:name="T46">
      <style:text-properties fo:color="#000000"/>
    </style:style>
    <style:style style:family="text" style:name="T47">
      <style:text-properties fo:color="#000000"/>
    </style:style>
    <style:style style:family="text" style:name="T48">
      <style:text-properties fo:color="#000000"/>
    </style:style>
    <style:style style:family="text" style:name="T49">
      <style:text-properties fo:color="#000000"/>
    </style:style>
    <style:style style:family="text" style:name="T50">
      <style:text-properties fo:color="#000000"/>
    </style:style>
    <style:style style:family="text" style:name="T51">
      <style:text-properties fo:color="#000000"/>
    </style:style>
    <style:style style:family="text" style:name="T52">
      <style:text-properties fo:color="#000000"/>
    </style:style>
    <style:style style:family="text" style:name="T53">
      <style:text-properties fo:color="#000000"/>
    </style:style>
    <style:style style:family="text" style:name="T54">
      <style:text-properties fo:color="#000000"/>
    </style:style>
    <style:style style:family="text" style:name="T55">
      <style:text-properties fo:color="#000000"/>
    </style:style>
    <style:style style:family="text" style:name="T56">
      <style:text-properties fo:color="#000000"/>
    </style:style>
    <style:style style:family="text" style:name="T57">
      <style:text-properties fo:color="#000000"/>
    </style:style>
    <style:style style:family="text" style:name="T58">
      <style:text-properties fo:color="#000000"/>
    </style:style>
    <style:style style:family="text" style:name="T59">
      <style:text-properties fo:color="#000000"/>
    </style:style>
    <style:style style:family="text" style:name="T60">
      <style:text-properties fo:color="#000000"/>
    </style:style>
    <style:style style:family="text" style:name="T61">
      <style:text-properties fo:color="#000000"/>
    </style:style>
    <style:style style:family="text" style:name="T62">
      <style:text-properties fo:color="#000000"/>
    </style:style>
    <style:style style:family="text" style:name="T63">
      <style:text-properties fo:color="#000000"/>
    </style:style>
    <style:style style:family="text" style:name="T64">
      <style:text-properties fo:color="#000000"/>
    </style:style>
    <style:style style:family="text" style:name="T65">
      <style:text-properties fo:color="#000000"/>
    </style:style>
    <style:style style:family="text" style:name="T66">
      <style:text-properties fo:color="#000000"/>
    </style:style>
    <style:style style:family="text" style:name="T67">
      <style:text-properties fo:color="#000000"/>
    </style:style>
    <style:style style:family="text" style:name="T68">
      <style:text-properties fo:color="#000000"/>
    </style:style>
    <style:style style:family="text" style:name="T69">
      <style:text-properties fo:color="#000000"/>
    </style:style>
    <style:style style:family="text" style:name="T70">
      <style:text-properties fo:color="#000000"/>
    </style:style>
    <style:style style:family="text" style:name="T71">
      <style:text-properties fo:color="#000000"/>
    </style:style>
    <style:style style:family="text" style:name="T72">
      <style:text-properties fo:color="#000000"/>
    </style:style>
    <style:style style:family="text" style:name="T73">
      <style:text-properties fo:color="#000000"/>
    </style:style>
    <style:style style:family="text" style:name="T74">
      <style:text-properties fo:color="#000000"/>
    </style:style>
    <style:style style:family="text" style:name="T75">
      <style:text-properties fo:color="#000000"/>
    </style:style>
    <style:style style:family="text" style:name="T76">
      <style:text-properties fo:color="#000000"/>
    </style:style>
    <style:style style:family="text" style:name="T77">
      <style:text-properties fo:color="#000000"/>
    </style:style>
    <style:style style:family="text" style:name="T78">
      <style:text-properties fo:color="#000000"/>
    </style:style>
    <style:style style:family="text" style:name="T79">
      <style:text-properties fo:color="#000000"/>
    </style:style>
    <style:style style:family="text" style:name="T80">
      <style:text-properties fo:color="#000000"/>
    </style:style>
    <style:style style:family="text" style:name="T81">
      <style:text-properties fo:color="#000000"/>
    </style:style>
    <style:style style:family="text" style:name="T82">
      <style:text-properties fo:color="#000000"/>
    </style:style>
    <style:style style:family="text" style:name="T83">
      <style:text-properties fo:color="#000000"/>
    </style:style>
    <style:style style:family="text" style:name="T84">
      <style:text-properties fo:color="#000000"/>
    </style:style>
    <style:style style:family="text" style:name="T85">
      <style:text-properties fo:color="#000000"/>
    </style:style>
    <style:style style:family="text" style:name="T86">
      <style:text-properties fo:color="#000000"/>
    </style:style>
    <style:style style:family="text" style:name="T87">
      <style:text-properties fo:color="#000000"/>
    </style:style>
    <style:style style:family="text" style:name="T88">
      <style:text-properties fo:color="#000000"/>
    </style:style>
    <style:style style:family="text" style:name="T89">
      <style:text-properties fo:color="#000000"/>
    </style:style>
    <style:style style:family="text" style:name="T90">
      <style:text-properties fo:color="#000000"/>
    </style:style>
    <style:style style:family="text" style:name="T91">
      <style:text-properties fo:color="#000000"/>
    </style:style>
    <style:style style:family="text" style:name="T92">
      <style:text-properties fo:color="#000000"/>
    </style:style>
    <style:style style:family="text" style:name="T93">
      <style:text-properties fo:color="#000000"/>
    </style:style>
    <style:style style:family="text" style:name="T94">
      <style:text-properties fo:color="#000000"/>
    </style:style>
    <style:style style:family="text" style:name="T95">
      <style:text-properties fo:color="#000000"/>
    </style:style>
    <style:style style:family="text" style:name="T96">
      <style:text-properties fo:color="#000000"/>
    </style:style>
    <style:style style:family="text" style:name="T97">
      <style:text-properties fo:color="#000000"/>
    </style:style>
    <style:style style:family="text" style:name="T98">
      <style:text-properties fo:color="#000000"/>
    </style:style>
    <style:style style:family="text" style:name="T99">
      <style:text-properties fo:color="#000000"/>
    </style:style>
    <style:style style:family="text" style:name="T100">
      <style:text-properties fo:color="#000000"/>
    </style:style>
    <style:style style:family="text" style:name="T101">
      <style:text-properties fo:color="#000000"/>
    </style:style>
    <style:style style:family="text" style:name="T102">
      <style:text-properties fo:color="#000000"/>
    </style:style>
    <style:style style:family="text" style:name="T103">
      <style:text-properties fo:color="#000000"/>
    </style:style>
    <style:style style:family="text" style:name="T104">
      <style:text-properties fo:color="#000000"/>
    </style:style>
    <style:style style:family="text" style:name="T105">
      <style:text-properties fo:color="#000000"/>
    </style:style>
    <style:style style:family="text" style:name="T106">
      <style:text-properties fo:color="#000000"/>
    </style:style>
    <style:style style:family="text" style:name="T107">
      <style:text-properties fo:color="#000000"/>
    </style:style>
    <style:style style:family="text" style:name="T108">
      <style:text-properties fo:color="#000000"/>
    </style:style>
    <style:style style:family="text" style:name="T109">
      <style:text-properties fo:color="#000000"/>
    </style:style>
    <style:style style:family="text" style:name="T110">
      <style:text-properties fo:color="#000000"/>
    </style:style>
    <style:style style:family="text" style:name="T111">
      <style:text-properties fo:color="#000000"/>
    </style:style>
    <style:style style:family="text" style:name="T112">
      <style:text-properties fo:color="#000000"/>
    </style:style>
    <style:style style:family="text" style:name="T113">
      <style:text-properties fo:color="#000000"/>
    </style:style>
    <style:style style:family="text" style:name="T114">
      <style:text-properties fo:color="#000000"/>
    </style:style>
    <style:style style:family="text" style:name="T115">
      <style:text-properties fo:color="#000000"/>
    </style:style>
    <style:style style:family="text" style:name="T116">
      <style:text-properties fo:color="#000000"/>
    </style:style>
    <style:style style:family="text" style:name="T117">
      <style:text-properties fo:color="#000000"/>
    </style:style>
    <style:style style:family="text" style:name="T118">
      <style:text-properties fo:color="#000000"/>
    </style:style>
    <style:style style:family="text" style:name="T119">
      <style:text-properties fo:color="#000000"/>
    </style:style>
    <style:style style:family="text" style:name="T120">
      <style:text-properties fo:color="#000000"/>
    </style:style>
    <style:style style:family="text" style:name="T121">
      <style:text-properties fo:color="#000000"/>
    </style:style>
    <style:style style:family="text" style:name="T122">
      <style:text-properties fo:color="#000000"/>
    </style:style>
    <style:style style:family="text" style:name="T123">
      <style:text-properties fo:color="#000000"/>
    </style:style>
    <style:style style:family="text" style:name="T124">
      <style:text-properties fo:color="#000000"/>
    </style:style>
    <style:style style:family="text" style:name="T125">
      <style:text-properties fo:color="#000000"/>
    </style:style>
    <style:style style:family="text" style:name="T126">
      <style:text-properties fo:color="#000000"/>
    </style:style>
    <style:style style:family="text" style:name="T127">
      <style:text-properties fo:color="#000000"/>
    </style:style>
    <style:style style:family="text" style:name="T128">
      <style:text-properties fo:color="#000000"/>
    </style:style>
    <style:style style:family="text" style:name="T129">
      <style:text-properties fo:color="#000000"/>
    </style:style>
    <style:style style:family="text" style:name="T130">
      <style:text-properties fo:color="#000000"/>
    </style:style>
    <style:style style:family="text" style:name="T131">
      <style:text-properties fo:color="#000000"/>
    </style:style>
    <style:style style:family="text" style:name="T132">
      <style:text-properties fo:color="#000000"/>
    </style:style>
    <style:style style:family="text" style:name="T133">
      <style:text-properties fo:color="#000000"/>
    </style:style>
    <style:style style:family="text" style:name="T134">
      <style:text-properties fo:color="#000000"/>
    </style:style>
    <style:style style:family="text" style:name="T135">
      <style:text-properties fo:color="#000000"/>
    </style:style>
    <style:style style:family="text" style:name="T136">
      <style:text-properties fo:color="#000000"/>
    </style:style>
    <style:style style:family="text" style:name="T137">
      <style:text-properties fo:color="#000000"/>
    </style:style>
    <style:style style:family="text" style:name="T138">
      <style:text-properties fo:color="#000000"/>
    </style:style>
    <style:style style:family="text" style:name="T139">
      <style:text-properties fo:color="#000000"/>
    </style:style>
    <style:style style:family="text" style:name="T140">
      <style:text-properties fo:color="#000000"/>
    </style:style>
    <style:style style:family="text" style:name="T141">
      <style:text-properties fo:color="#000000"/>
    </style:style>
    <style:style style:family="text" style:name="T142">
      <style:text-properties fo:color="#000000"/>
    </style:style>
    <style:style style:family="text" style:name="T143">
      <style:text-properties fo:color="#000000"/>
    </style:style>
    <style:style style:family="text" style:name="T144">
      <style:text-properties fo:color="#000000"/>
    </style:style>
    <style:style style:family="text" style:name="T145">
      <style:text-properties fo:color="#000000"/>
    </style:style>
    <style:style style:family="text" style:name="T146">
      <style:text-properties fo:color="#000000"/>
    </style:style>
    <style:style style:family="text" style:name="T147">
      <style:text-properties fo:color="#000000"/>
    </style:style>
    <style:style style:family="text" style:name="T148">
      <style:text-properties fo:color="#000000"/>
    </style:style>
    <style:style style:family="text" style:name="T149">
      <style:text-properties fo:color="#000000"/>
    </style:style>
    <style:style style:family="text" style:name="T150">
      <style:text-properties fo:color="#000000"/>
    </style:style>
    <style:style style:family="text" style:name="T151">
      <style:text-properties fo:color="#000000"/>
    </style:style>
    <style:style style:family="text" style:name="T152">
      <style:text-properties fo:color="#000000"/>
    </style:style>
    <style:style style:family="text" style:name="T153">
      <style:text-properties fo:color="#000000"/>
    </style:style>
    <style:style style:family="text" style:name="T154">
      <style:text-properties fo:color="#000000"/>
    </style:style>
    <style:style style:family="text" style:name="T155">
      <style:text-properties fo:color="#000000"/>
    </style:style>
    <style:style style:family="text" style:name="T156">
      <style:text-properties fo:color="#000000"/>
    </style:style>
    <style:style style:family="text" style:name="T157">
      <style:text-properties fo:color="#000000"/>
    </style:style>
    <style:style style:family="text" style:name="T158">
      <style:text-properties fo:color="#000000"/>
    </style:style>
    <style:style style:family="text" style:name="T159">
      <style:text-properties fo:color="#000000"/>
    </style:style>
    <style:style style:family="text" style:name="T160">
      <style:text-properties fo:color="#000000"/>
    </style:style>
    <style:style style:family="text" style:name="T161">
      <style:text-properties fo:color="#000000"/>
    </style:style>
    <style:style style:family="text" style:name="T162">
      <style:text-properties fo:color="#000000"/>
    </style:style>
    <style:style style:family="text" style:name="T163">
      <style:text-properties fo:color="#000000"/>
    </style:style>
    <style:style style:family="text" style:name="T164">
      <style:text-properties fo:color="#000000"/>
    </style:style>
    <style:style style:family="text" style:name="T165">
      <style:text-properties fo:color="#000000"/>
    </style:style>
    <style:style style:family="text" style:name="T166">
      <style:text-properties fo:color="#000000"/>
    </style:style>
    <style:style style:family="text" style:name="T167">
      <style:text-properties fo:color="#000000"/>
    </style:style>
    <style:style style:family="text" style:name="T168">
      <style:text-properties fo:color="#000000"/>
    </style:style>
    <style:style style:family="text" style:name="T169">
      <style:text-properties fo:color="#000000"/>
    </style:style>
    <style:style style:family="text" style:name="T170">
      <style:text-properties fo:color="#000000"/>
    </style:style>
    <style:style style:family="text" style:name="T171">
      <style:text-properties fo:color="#000000"/>
    </style:style>
    <style:style style:family="text" style:name="T172">
      <style:text-properties fo:color="#000000"/>
    </style:style>
    <style:style style:family="text" style:name="T173">
      <style:text-properties fo:color="#000000"/>
    </style:style>
    <style:style style:family="text" style:name="T174">
      <style:text-properties fo:color="#000000"/>
    </style:style>
    <style:style style:family="text" style:name="T175">
      <style:text-properties fo:color="#000000"/>
    </style:style>
    <style:style style:family="text" style:name="T176">
      <style:text-properties fo:color="#000000"/>
    </style:style>
    <style:style style:family="text" style:name="T177">
      <style:text-properties fo:color="#000000"/>
    </style:style>
    <style:style style:family="text" style:name="T178">
      <style:text-properties fo:color="#000000"/>
    </style:style>
    <style:style style:family="text" style:name="T179">
      <style:text-properties fo:color="#000000"/>
    </style:style>
    <style:style style:family="text" style:name="T180">
      <style:text-properties fo:color="#000000"/>
    </style:style>
    <style:style style:family="text" style:name="T181">
      <style:text-properties fo:color="#000000"/>
    </style:style>
    <style:style style:family="text" style:name="T182">
      <style:text-properties fo:color="#000000"/>
    </style:style>
    <style:style style:family="text" style:name="T183">
      <style:text-properties fo:color="#000000"/>
    </style:style>
    <style:style style:family="text" style:name="T184">
      <style:text-properties fo:color="#000000"/>
    </style:style>
    <style:style style:family="text" style:name="T185">
      <style:text-properties fo:color="#000000"/>
    </style:style>
    <style:style style:family="text" style:name="T186">
      <style:text-properties fo:color="#000000"/>
    </style:style>
    <style:style style:family="text" style:name="T187">
      <style:text-properties fo:color="#000000"/>
    </style:style>
    <style:style style:family="text" style:name="T188">
      <style:text-properties fo:color="#000000"/>
    </style:style>
    <style:style style:family="text" style:name="T189">
      <style:text-properties fo:color="#000000"/>
    </style:style>
    <style:style style:family="text" style:name="T190">
      <style:text-properties fo:color="#000000"/>
    </style:style>
    <style:style style:family="text" style:name="T191">
      <style:text-properties fo:color="#000000"/>
    </style:style>
    <style:style style:family="text" style:name="T192">
      <style:text-properties fo:color="#000000"/>
    </style:style>
    <style:style style:family="text" style:name="T193">
      <style:text-properties fo:color="#000000"/>
    </style:style>
    <style:style style:family="text" style:name="T194">
      <style:text-properties fo:color="#000000"/>
    </style:style>
    <style:style style:family="text" style:name="T195">
      <style:text-properties fo:color="#000000"/>
    </style:style>
    <style:style style:family="text" style:name="T196">
      <style:text-properties fo:color="#000000"/>
    </style:style>
    <style:style style:family="text" style:name="T197">
      <style:text-properties fo:color="#000000"/>
    </style:style>
    <style:style style:family="text" style:name="T198">
      <style:text-properties fo:color="#000000"/>
    </style:style>
    <style:style style:family="text" style:name="T199">
      <style:text-properties fo:color="#000000"/>
    </style:style>
    <style:style style:family="text" style:name="T200">
      <style:text-properties fo:color="#000000"/>
    </style:style>
    <style:style style:family="text" style:name="T201">
      <style:text-properties fo:color="#000000"/>
    </style:style>
    <style:style style:family="text" style:name="T202">
      <style:text-properties fo:color="#000000"/>
    </style:style>
    <style:style style:family="text" style:name="T203">
      <style:text-properties fo:color="#000000"/>
    </style:style>
    <style:style style:family="text" style:name="T204">
      <style:text-properties fo:color="#000000"/>
    </style:style>
    <style:style style:family="text" style:name="T205">
      <style:text-properties fo:color="#000000"/>
    </style:style>
    <style:style style:family="text" style:name="T206">
      <style:text-properties fo:color="#000000"/>
    </style:style>
    <style:style style:family="text" style:name="T207">
      <style:text-properties fo:color="#000000"/>
    </style:style>
    <style:style style:family="text" style:name="T208">
      <style:text-properties fo:color="#000000"/>
    </style:style>
    <style:style style:family="text" style:name="T209">
      <style:text-properties fo:color="#000000"/>
    </style:style>
    <style:style style:family="text" style:name="T210">
      <style:text-properties fo:color="#000000"/>
    </style:style>
    <style:style style:family="text" style:name="T211">
      <style:text-properties fo:color="#000000"/>
    </style:style>
    <style:style style:family="text" style:name="T212">
      <style:text-properties fo:color="#000000"/>
    </style:style>
    <style:style style:family="text" style:name="T213">
      <style:text-properties fo:color="#000000"/>
    </style:style>
    <style:style style:family="text" style:name="T214">
      <style:text-properties fo:color="#000000"/>
    </style:style>
    <style:style style:family="text" style:name="T215">
      <style:text-properties fo:color="#000000"/>
    </style:style>
    <style:style style:family="text" style:name="T216">
      <style:text-properties fo:color="#000000"/>
    </style:style>
    <style:style style:family="text" style:name="T217">
      <style:text-properties fo:color="#000000"/>
    </style:style>
    <style:style style:family="text" style:name="T218">
      <style:text-properties fo:color="#000000"/>
    </style:style>
    <style:style style:family="text" style:name="T219">
      <style:text-properties fo:color="#000000"/>
    </style:style>
    <style:style style:family="text" style:name="T220">
      <style:text-properties fo:color="#000000"/>
    </style:style>
    <style:style style:family="text" style:name="T221">
      <style:text-properties fo:color="#000000"/>
    </style:style>
    <style:style style:family="text" style:name="T222">
      <style:text-properties fo:color="#000000"/>
    </style:style>
    <style:style style:family="text" style:name="T223">
      <style:text-properties fo:color="#000000"/>
    </style:style>
    <style:style style:family="text" style:name="T224">
      <style:text-properties fo:color="#000000"/>
    </style:style>
    <style:style style:family="text" style:name="T225">
      <style:text-properties fo:color="#000000"/>
    </style:style>
    <style:style style:family="text" style:name="T226">
      <style:text-properties fo:color="#000000"/>
    </style:style>
    <style:style style:family="text" style:name="T227">
      <style:text-properties fo:color="#000000"/>
    </style:style>
    <style:style style:family="text" style:name="T228">
      <style:text-properties fo:color="#000000"/>
    </style:style>
    <style:style style:family="text" style:name="T229">
      <style:text-properties fo:color="#000000"/>
    </style:style>
    <style:style style:family="text" style:name="T230">
      <style:text-properties fo:color="#000000"/>
    </style:style>
    <style:style style:family="text" style:name="T231">
      <style:text-properties fo:color="#000000"/>
    </style:style>
    <style:style style:family="text" style:name="T232">
      <style:text-properties fo:color="#000000"/>
    </style:style>
    <style:style style:family="text" style:name="T233">
      <style:text-properties fo:color="#000000"/>
    </style:style>
    <style:style style:family="text" style:name="T234">
      <style:text-properties fo:color="#000000"/>
    </style:style>
    <style:style style:family="text" style:name="T235">
      <style:text-properties fo:color="#000000"/>
    </style:style>
    <style:style style:family="text" style:name="T236">
      <style:text-properties fo:color="#000000"/>
    </style:style>
    <style:style style:family="text" style:name="T237">
      <style:text-properties fo:color="#000000"/>
    </style:style>
    <style:style style:family="text" style:name="T238">
      <style:text-properties fo:color="#000000"/>
    </style:style>
    <style:style style:family="text" style:name="T239">
      <style:text-properties fo:color="#000000"/>
    </style:style>
    <style:style style:family="text" style:name="T240">
      <style:text-properties fo:color="#000000"/>
    </style:style>
    <style:style style:family="text" style:name="T241">
      <style:text-properties fo:color="#000000"/>
    </style:style>
    <style:style style:family="text" style:name="T242">
      <style:text-properties fo:color="#000000"/>
    </style:style>
    <style:style style:family="text" style:name="T243">
      <style:text-properties fo:color="#000000"/>
    </style:style>
    <style:style style:family="text" style:name="T244">
      <style:text-properties fo:color="#000000"/>
    </style:style>
    <style:style style:family="text" style:name="T245">
      <style:text-properties fo:color="#000000"/>
    </style:style>
    <style:style style:family="text" style:name="T246">
      <style:text-properties fo:color="#000000"/>
    </style:style>
    <style:style style:family="text" style:name="T247">
      <style:text-properties fo:color="#000000"/>
    </style:style>
    <style:style style:family="text" style:name="T248">
      <style:text-properties fo:color="#000000"/>
    </style:style>
    <style:style style:family="text" style:name="T249">
      <style:text-properties fo:color="#000000"/>
    </style:style>
    <style:style style:family="text" style:name="T250">
      <style:text-properties fo:color="#000000"/>
    </style:style>
    <style:style style:family="text" style:name="T251">
      <style:text-properties fo:color="#000000"/>
    </style:style>
    <style:style style:family="text" style:name="T252">
      <style:text-properties fo:color="#000000"/>
    </style:style>
    <style:style style:family="text" style:name="T253">
      <style:text-properties fo:color="#000000"/>
    </style:style>
    <style:style style:family="text" style:name="T254">
      <style:text-properties fo:color="#000000"/>
    </style:style>
    <style:style style:family="text" style:name="T255">
      <style:text-properties fo:color="#000000"/>
    </style:style>
    <style:style style:family="text" style:name="T256">
      <style:text-properties fo:color="#000000"/>
    </style:style>
    <style:style style:family="text" style:name="T257">
      <style:text-properties fo:color="#000000"/>
    </style:style>
    <style:style style:family="text" style:name="T258">
      <style:text-properties fo:color="#000000"/>
    </style:style>
    <style:style style:family="text" style:name="T259">
      <style:text-properties fo:color="#000000"/>
    </style:style>
    <style:style style:family="text" style:name="T260">
      <style:text-properties fo:color="#000000"/>
    </style:style>
    <style:style style:family="text" style:name="T261">
      <style:text-properties fo:color="#000000"/>
    </style:style>
    <style:style style:family="text" style:name="T262">
      <style:text-properties fo:color="#000000"/>
    </style:style>
    <style:style style:family="text" style:name="T263">
      <style:text-properties fo:color="#000000"/>
    </style:style>
    <style:style style:family="text" style:name="T264">
      <style:text-properties fo:color="#000000"/>
    </style:style>
    <style:style style:family="text" style:name="T265">
      <style:text-properties fo:color="#000000"/>
    </style:style>
    <style:style style:family="text" style:name="T266">
      <style:text-properties fo:color="#000000"/>
    </style:style>
    <style:style style:family="text" style:name="T267">
      <style:text-properties fo:color="#000000"/>
    </style:style>
    <style:style style:family="text" style:name="T268">
      <style:text-properties fo:color="#000000"/>
    </style:style>
    <style:style style:family="text" style:name="T269">
      <style:text-properties fo:color="#000000"/>
    </style:style>
    <style:style style:family="text" style:name="T270">
      <style:text-properties fo:color="#000000"/>
    </style:style>
    <style:style style:family="text" style:name="T271">
      <style:text-properties fo:color="#000000"/>
    </style:style>
    <style:style style:family="text" style:name="T272">
      <style:text-properties fo:color="#000000"/>
    </style:style>
    <style:style style:family="text" style:name="T273">
      <style:text-properties fo:color="#000000"/>
    </style:style>
    <style:style style:family="text" style:name="T274">
      <style:text-properties fo:color="#000000"/>
    </style:style>
    <style:style style:family="text" style:name="T275">
      <style:text-properties fo:color="#000000"/>
    </style:style>
    <style:style style:family="text" style:name="T276">
      <style:text-properties fo:color="#000000"/>
    </style:style>
    <style:style style:family="text" style:name="T277">
      <style:text-properties fo:color="#000000"/>
    </style:style>
    <style:style style:family="text" style:name="T278">
      <style:text-properties fo:color="#000000"/>
    </style:style>
    <style:style style:family="text" style:name="T279">
      <style:text-properties fo:color="#000000"/>
    </style:style>
    <style:style style:family="text" style:name="T280">
      <style:text-properties fo:color="#000000"/>
    </style:style>
    <style:style style:family="text" style:name="T281">
      <style:text-properties fo:color="#000000"/>
    </style:style>
    <style:style style:family="text" style:name="T282">
      <style:text-properties fo:color="#000000"/>
    </style:style>
    <style:style style:family="text" style:name="T283">
      <style:text-properties fo:color="#000000"/>
    </style:style>
    <style:style style:family="text" style:name="T284">
      <style:text-properties fo:color="#000000"/>
    </style:style>
    <style:style style:family="text" style:name="T285">
      <style:text-properties fo:color="#000000"/>
    </style:style>
    <style:style style:family="text" style:name="T286">
      <style:text-properties fo:color="#000000"/>
    </style:style>
    <style:style style:family="text" style:name="T287">
      <style:text-properties fo:color="#000000"/>
    </style:style>
    <style:style style:family="text" style:name="T288">
      <style:text-properties fo:color="#000000"/>
    </style:style>
    <style:style style:family="text" style:name="T289">
      <style:text-properties fo:color="#000000"/>
    </style:style>
    <style:style style:family="text" style:name="T290">
      <style:text-properties fo:color="#000000"/>
    </style:style>
    <style:style style:family="text" style:name="T291">
      <style:text-properties fo:color="#000000"/>
    </style:style>
    <style:style style:family="text" style:name="T292">
      <style:text-properties fo:color="#000000"/>
    </style:style>
    <style:style style:family="text" style:name="T293">
      <style:text-properties fo:color="#000000"/>
    </style:style>
    <style:style style:family="text" style:name="T294">
      <style:text-properties fo:color="#000000"/>
    </style:style>
    <style:style style:family="text" style:name="T295">
      <style:text-properties fo:color="#000000"/>
    </style:style>
    <style:style style:family="text" style:name="T296">
      <style:text-properties fo:color="#000000"/>
    </style:style>
    <style:style style:family="text" style:name="T297">
      <style:text-properties fo:color="#000000"/>
    </style:style>
    <style:style style:family="text" style:name="T298">
      <style:text-properties fo:color="#000000"/>
    </style:style>
    <style:style style:family="text" style:name="T299">
      <style:text-properties fo:color="#000000"/>
    </style:style>
    <style:style style:family="text" style:name="T300">
      <style:text-properties fo:color="#000000"/>
    </style:style>
    <style:style style:family="text" style:name="T301">
      <style:text-properties fo:color="#000000"/>
    </style:style>
    <style:style style:family="text" style:name="T302">
      <style:text-properties fo:color="#000000"/>
    </style:style>
    <style:style style:family="text" style:name="T303">
      <style:text-properties fo:color="#000000"/>
    </style:style>
    <style:style style:family="text" style:name="T304">
      <style:text-properties fo:color="#000000"/>
    </style:style>
    <style:style style:family="text" style:name="T305">
      <style:text-properties fo:color="#000000"/>
    </style:style>
    <style:style style:family="text" style:name="T306">
      <style:text-properties fo:color="#000000"/>
    </style:style>
    <style:style style:family="text" style:name="T307">
      <style:text-properties fo:color="#000000"/>
    </style:style>
    <style:style style:family="text" style:name="T308">
      <style:text-properties fo:color="#000000"/>
    </style:style>
    <style:style style:family="text" style:name="T309">
      <style:text-properties fo:color="#000000"/>
    </style:style>
    <style:style style:family="text" style:name="T310">
      <style:text-properties fo:color="#000000"/>
    </style:style>
    <style:style style:family="text" style:name="T311">
      <style:text-properties fo:color="#000000"/>
    </style:style>
    <style:style style:family="text" style:name="T312">
      <style:text-properties fo:color="#000000"/>
    </style:style>
    <style:style style:family="text" style:name="T313">
      <style:text-properties fo:color="#000000"/>
    </style:style>
    <style:style style:family="text" style:name="T314">
      <style:text-properties fo:color="#000000"/>
    </style:style>
    <style:style style:family="text" style:name="T315">
      <style:text-properties fo:color="#000000"/>
    </style:style>
    <style:style style:family="text" style:name="T316">
      <style:text-properties fo:color="#000000"/>
    </style:style>
    <style:style style:family="text" style:name="T317">
      <style:text-properties fo:color="#000000"/>
    </style:style>
    <style:style style:family="text" style:name="T318">
      <style:text-properties fo:color="#000000"/>
    </style:style>
    <style:style style:family="text" style:name="T319">
      <style:text-properties fo:color="#000000"/>
    </style:style>
    <style:style style:family="text" style:name="T320">
      <style:text-properties fo:color="#000000"/>
    </style:style>
    <style:style style:family="text" style:name="T321">
      <style:text-properties fo:color="#000000"/>
    </style:style>
    <style:style style:family="text" style:name="T322">
      <style:text-properties fo:color="#000000"/>
    </style:style>
    <style:style style:family="text" style:name="T323">
      <style:text-properties fo:color="#000000"/>
    </style:style>
    <style:style style:family="text" style:name="T324">
      <style:text-properties fo:color="#000000"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/>
    </style:style>
    <style:style style:family="text" style:name="T344">
      <style:text-properties/>
    </style:style>
    <style:style style:family="text" style:name="T345">
      <style:text-properties/>
    </style:style>
    <style:style style:family="text" style:name="T346">
      <style:text-properties/>
    </style:style>
    <style:style style:family="text" style:name="T347">
      <style:text-properties/>
    </style:style>
    <style:style style:family="text" style:name="T348">
      <style:text-properties/>
    </style:style>
    <style:style style:family="text" style:name="T349">
      <style:text-properties/>
    </style:style>
    <style:style style:family="text" style:name="T350">
      <style:text-properties/>
    </style:style>
    <style:style style:family="text" style:name="T351">
      <style:text-properties/>
    </style:style>
    <style:style style:family="text" style:name="T352">
      <style:text-properties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/>
    </style:style>
    <style:style style:family="text" style:name="T362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family="text" style:name="T366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70">
      <style:text-properties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Courier New" style:font-family-asian="Courier New" style:font-family-complex="Courier New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Courier New" style:font-family-asian="Courier New" style:font-family-complex="Courier New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text:list-style style:name="WWNum1">
      <text:list-level-style-number text:level="1" text:style-name="T1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3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4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5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6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7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8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9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">
      <text:list-level-style-number text:level="1" text:style-name="T10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1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2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3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4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5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6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7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8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">
      <text:list-level-style-number text:level="1" text:style-name="T19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0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1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2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3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4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5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6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7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4">
      <text:list-level-style-number text:level="1" text:style-name="T28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9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30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31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32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33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34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35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36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5">
      <text:list-level-style-number text:level="1" text:style-name="T37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38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39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40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41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42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43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44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45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6">
      <text:list-level-style-number text:level="1" text:style-name="T46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47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48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49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50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51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52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53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54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7">
      <text:list-level-style-number text:level="1" text:style-name="T55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56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57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58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59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60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61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62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63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8">
      <text:list-level-style-number text:level="1" text:style-name="T64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65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66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67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68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69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70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71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72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9">
      <text:list-level-style-number text:level="1" text:style-name="T73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74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75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76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77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78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79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80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81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0">
      <text:list-level-style-number text:level="1" text:style-name="T82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83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84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85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86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87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88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89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90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1">
      <text:list-level-style-number text:level="1" text:style-name="T91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92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93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94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95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96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97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98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99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2">
      <text:list-level-style-number text:level="1" text:style-name="T100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01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02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03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04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05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06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07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08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3">
      <text:list-level-style-number text:level="1" text:style-name="T109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10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11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12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13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14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15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16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17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4">
      <text:list-level-style-number text:level="1" text:style-name="T118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19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20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21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22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23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24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25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26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5">
      <text:list-level-style-number text:level="1" text:style-name="T127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28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29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30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31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32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33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34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35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6">
      <text:list-level-style-number text:level="1" text:style-name="T136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37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38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39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40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41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42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43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44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7">
      <text:list-level-style-number text:level="1" text:style-name="T145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46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47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48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49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50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51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52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53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8">
      <text:list-level-style-number text:level="1" text:style-name="T154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55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56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57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58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59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60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61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62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19">
      <text:list-level-style-number text:level="1" text:style-name="T163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64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65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66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67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68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69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70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71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0">
      <text:list-level-style-number text:level="1" text:style-name="T172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73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74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75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76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77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78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79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80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1">
      <text:list-level-style-number text:level="1" text:style-name="T181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82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83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84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85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86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87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88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89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2">
      <text:list-level-style-number text:level="1" text:style-name="T190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191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192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193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194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195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196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197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198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3">
      <text:list-level-style-number text:level="1" text:style-name="T199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00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01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02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03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04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05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06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07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4">
      <text:list-level-style-number text:level="1" text:style-name="T208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09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10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11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12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13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14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15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16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5">
      <text:list-level-style-number text:level="1" text:style-name="T217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18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19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20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21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22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23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24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25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6">
      <text:list-level-style-number text:level="1" text:style-name="T226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27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28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29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30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31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32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33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34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7">
      <text:list-level-style-number text:level="1" text:style-name="T235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36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37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38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39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40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41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42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43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8">
      <text:list-level-style-number text:level="1" text:style-name="T244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45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46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47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48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49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50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51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52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29">
      <text:list-level-style-number text:level="1" text:style-name="T253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54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55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56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57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58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59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60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61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0">
      <text:list-level-style-number text:level="1" text:style-name="T262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63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64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65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66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67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68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69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70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1">
      <text:list-level-style-number text:level="1" text:style-name="T271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72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73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74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75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76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77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78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79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2">
      <text:list-level-style-number text:level="1" text:style-name="T280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81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82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83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84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85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86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87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88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3">
      <text:list-level-style-number text:level="1" text:style-name="T289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90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291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292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293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294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295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296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297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4">
      <text:list-level-style-number text:level="1" text:style-name="T298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299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300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301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302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303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304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305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306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5">
      <text:list-level-style-number text:level="1" text:style-name="T307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308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309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310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311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312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313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314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315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6">
      <text:list-level-style-number text:level="1" text:style-name="T316" style:num-format="A" style:num-letter-sync="true">
        <style:list-level-properties text:list-level-position-and-space-mode="label-alignment">
          <style:list-level-label-alignment fo:margin-left="0cm"/>
        </style:list-level-properties>
        <style:text-properties fo:color="#000000"/>
      </text:list-level-style-number>
      <text:list-level-style-number text:level="2" text:style-name="T317" style:num-format="A" style:num-letter-sync="true">
        <style:list-level-properties text:list-level-position-and-space-mode="label-alignment">
          <style:list-level-label-alignment fo:margin-left="0.8009cm"/>
        </style:list-level-properties>
        <style:text-properties fo:color="#000000"/>
      </text:list-level-style-number>
      <text:list-level-style-number text:level="3" text:style-name="T318" style:num-format="A" style:num-letter-sync="true">
        <style:list-level-properties text:list-level-position-and-space-mode="label-alignment">
          <style:list-level-label-alignment fo:margin-left="1.6cm"/>
        </style:list-level-properties>
        <style:text-properties fo:color="#000000"/>
      </text:list-level-style-number>
      <text:list-level-style-number text:level="4" text:style-name="T319" style:num-format="A" style:num-letter-sync="true">
        <style:list-level-properties text:list-level-position-and-space-mode="label-alignment">
          <style:list-level-label-alignment fo:margin-left="2.401cm"/>
        </style:list-level-properties>
        <style:text-properties fo:color="#000000"/>
      </text:list-level-style-number>
      <text:list-level-style-number text:level="5" text:style-name="T320" style:num-format="A" style:num-letter-sync="true">
        <style:list-level-properties text:list-level-position-and-space-mode="label-alignment">
          <style:list-level-label-alignment fo:margin-left="3.2cm"/>
        </style:list-level-properties>
        <style:text-properties fo:color="#000000"/>
      </text:list-level-style-number>
      <text:list-level-style-number text:level="6" text:style-name="T321" style:num-format="A" style:num-letter-sync="true">
        <style:list-level-properties text:list-level-position-and-space-mode="label-alignment">
          <style:list-level-label-alignment fo:margin-left="4.001cm"/>
        </style:list-level-properties>
        <style:text-properties fo:color="#000000"/>
      </text:list-level-style-number>
      <text:list-level-style-number text:level="7" text:style-name="T322" style:num-format="A" style:num-letter-sync="true">
        <style:list-level-properties text:list-level-position-and-space-mode="label-alignment">
          <style:list-level-label-alignment fo:margin-left="4.8cm"/>
        </style:list-level-properties>
        <style:text-properties fo:color="#000000"/>
      </text:list-level-style-number>
      <text:list-level-style-number text:level="8" text:style-name="T323" style:num-format="A" style:num-letter-sync="true">
        <style:list-level-properties text:list-level-position-and-space-mode="label-alignment">
          <style:list-level-label-alignment fo:margin-left="5.601cm"/>
        </style:list-level-properties>
        <style:text-properties fo:color="#000000"/>
      </text:list-level-style-number>
      <text:list-level-style-number text:level="9" text:style-name="T324" style:num-format="A" style:num-letter-sync="true">
        <style:list-level-properties text:list-level-position-and-space-mode="label-alignment">
          <style:list-level-label-alignment fo:margin-left="6.4cm"/>
        </style:list-level-properties>
        <style:text-properties fo:color="#000000"/>
      </text:list-level-style-number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bullet>
      <text:list-level-style-bullet text:level="2" text:style-name="T326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  <style:text-properties/>
      </text:list-level-style-bullet>
      <text:list-level-style-bullet text:level="3" text:style-name="T327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  <style:text-properties/>
      </text:list-level-style-bullet>
      <text:list-level-style-bullet text:level="4" text:style-name="T328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  <style:text-properties/>
      </text:list-level-style-bullet>
      <text:list-level-style-bullet text:level="5" text:style-name="T329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  <style:text-properties/>
      </text:list-level-style-bullet>
      <text:list-level-style-bullet text:level="6" text:style-name="T330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  <style:text-properties/>
      </text:list-level-style-bullet>
      <text:list-level-style-bullet text:level="7" text:style-name="T331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  <style:text-properties/>
      </text:list-level-style-bullet>
      <text:list-level-style-bullet text:level="8" text:style-name="T332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  <style:text-properties/>
      </text:list-level-style-bullet>
      <text:list-level-style-bullet text:level="9" text:style-name="T333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  <style:text-properties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number text:level="1" text:style-name="T343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34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4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34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34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34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34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35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35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40">
      <text:list-level-style-number text:level="1" text:style-name="T35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353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354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35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356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357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35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359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360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41">
      <text:list-level-style-number text:level="1" text:style-name="T361" style:num-format="1" style:num-suffix=".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number>
      <text:list-level-style-number text:level="2" text:style-name="T362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363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364" text:display-levels="4" style:num-format="1" style:num-suffix=".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number>
      <text:list-level-style-number text:level="5" text:style-name="T365" text:display-levels="5" style:num-format="1" style:num-suffix=".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number>
      <text:list-level-style-number text:level="6" text:style-name="T366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367" text:display-levels="7" style:num-format="1" style:num-suffix=".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number>
      <text:list-level-style-number text:level="8" text:style-name="T368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369" text:display-levels="9" style:num-format="1" style:num-suffix=".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number>
    </text:list-style>
    <text:list-style style:name="WWNum42">
      <text:list-level-style-number text:level="1" text:style-name="T370" style:num-format="1" style:num-suffix=".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number>
      <text:list-level-style-number text:level="2" text:style-name="T371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number>
      <text:list-level-style-number text:level="3" text:style-name="T372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number>
      <text:list-level-style-number text:level="4" text:style-name="T373" text:display-levels="4" style:num-format="1" style:num-suffix=".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number>
      <text:list-level-style-number text:level="5" text:style-name="T374" text:display-levels="5" style:num-format="1" style:num-suffix=".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number>
      <text:list-level-style-number text:level="6" text:style-name="T375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number>
      <text:list-level-style-number text:level="7" text:style-name="T376" text:display-levels="7" style:num-format="1" style:num-suffix=".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number>
      <text:list-level-style-number text:level="8" text:style-name="T377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number>
      <text:list-level-style-number text:level="9" text:style-name="T378" text:display-levels="9" style:num-format="1" style:num-suffix=".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number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3.75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3.9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1.289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2.56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3.83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5.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6.37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7.64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8.91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0.18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o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Courier New" style:font-family-asian="Courier New" style:font-family-complex="Courier New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  <style:header-style>
        <style:header-footer-properties svg:height="2cm" fo:min-height="2cm"/>
      </style:header-style>
    </style:page-layout>
    <style:page-layout style:name="Mpm2">
      <style:page-layout-properties fo:page-width="21cm" fo:page-height="29.7cm" style:print-orientation="landscape" fo:margin-top="2cm" fo:margin-bottom="2cm" fo:margin-left="2cm" fo:margin-right="2cm"/>
      <style:header-style>
        <style:header-footer-properties svg:height="2cm" fo:min-height="2cm"/>
      </style:header-style>
    </style:page-layout>
    <style:style style:parent-style-name="713" style:family="paragraph" style:name="P50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13" style:family="paragraph" style:name="P52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</office:automatic-styles>
  <office:master-styles>
    <style:master-page style:name="Standard" style:page-layout-name="Mpm1">
      <style:header>
        <text:p text:style-name="P50"><text:span>Gestión de Proyectos / Objetivos y alcance</text:span><text:span/></text:p>
      </style:header>
    </style:master-page>
    <style:master-page style:name="MasterPage2" style:page-layout-name="Mpm2">
      <style:header>
        <text:p text:style-name="P52"><text:span>Gestión de Proyectos / Objetivos y alcance</text:span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09-04-16T09:32:02Z</meta:creation-date>
  </office:meta>
</office:document-meta>
</file>